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xt-20x20" table:style-name="ta1">
        <table:table-column table:style-name="co1" table:number-columns-repeated="19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A1:.T20])" office:value-type="float" office:value="19" calcext:value-type="float">
            <text:p>19</text:p>
          </table:table-cell>
          <table:table-cell/>
          <table:table-cell office:value-type="string" calcext:value-type="string">
            <text:p>Prixvalu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A1:.T20])" office:value-type="float" office:value="152" calcext:value-type="float">
            <text:p>152</text:p>
          </table:table-cell>
          <table:table-cell/>
          <table:table-cell table:formula="of:=19" office:value-type="float" office:value="19" calcext:value-type="float">
            <text:p>19</text:p>
          </table:table-cell>
          <table:table-cell table:formula="of:=COUNTIF([.$A$1:.$T$20];[.Z2])" office:value-type="float" office:value="1" calcext:value-type="float">
            <text:p>1</text:p>
          </table:table-cell>
          <table:table-cell table:formula="of:=[.AA2]/400" office:value-type="float" office:value="0.0025" calcext:value-type="float">
            <text:p>0,0025</text:p>
          </table:table-cell>
          <table:table-cell table:formula="of:=1/134" office:value-type="float" office:value="0.00746268656716418" calcext:value-type="float">
            <text:p>0,007462686567164</text:p>
          </table:table-cell>
          <table:table-cell table:formula="of:=[.AC2]*100" office:value-type="float" office:value="0.746268656716418" calcext:value-type="float">
            <text:p>0,746268656716418</text:p>
          </table:table-cell>
          <table:table-cell table:formula="of:=FLOOR([.AD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MOYENNE</text:p>
          </table:table-cell>
          <table:table-cell table:formula="of:=AVERAGE([.A1:.T20])" office:value-type="float" office:value="96.7275" calcext:value-type="float">
            <text:p>96,7275</text:p>
          </table:table-cell>
          <table:table-cell/>
          <table:table-cell table:formula="of:=1+[.Z2]" office:value-type="float" office:value="20" calcext:value-type="float">
            <text:p>20</text:p>
          </table:table-cell>
          <table:table-cell table:formula="of:=COUNTIF([.$A$1:.$T$20];[.Z3])" office:value-type="float" office:value="0" calcext:value-type="float">
            <text:p>0</text:p>
          </table:table-cell>
          <table:table-cell table:formula="of:=[.AA3]/400" office:value-type="float" office:value="0" calcext:value-type="float">
            <text:p>0</text:p>
          </table:table-cell>
          <table:table-cell table:formula="of:=(1/134)+[.AC2]" office:value-type="float" office:value="0.0149253731343284" calcext:value-type="float">
            <text:p>0,014925373134328</text:p>
          </table:table-cell>
          <table:table-cell table:formula="of:=[.AC3]*100" office:value-type="float" office:value="1.49253731343284" calcext:value-type="float">
            <text:p>1,49253731343284</text:p>
          </table:table-cell>
          <table:table-cell table:formula="of:=FLOOR([.AD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formula="of:=1+[.Z3]" office:value-type="float" office:value="21" calcext:value-type="float">
            <text:p>21</text:p>
          </table:table-cell>
          <table:table-cell table:formula="of:=COUNTIF([.$A$1:.$T$20];[.Z4])" office:value-type="float" office:value="2" calcext:value-type="float">
            <text:p>2</text:p>
          </table:table-cell>
          <table:table-cell table:formula="of:=[.AA4]/400" office:value-type="float" office:value="0.005" calcext:value-type="float">
            <text:p>0,005</text:p>
          </table:table-cell>
          <table:table-cell table:formula="of:=(1/134)+[.AC3]" office:value-type="float" office:value="0.0223880597014925" calcext:value-type="float">
            <text:p>0,022388059701493</text:p>
          </table:table-cell>
          <table:table-cell table:formula="of:=[.AC4]*100" office:value-type="float" office:value="2.23880597014925" calcext:value-type="float">
            <text:p>2,23880597014925</text:p>
          </table:table-cell>
          <table:table-cell table:formula="of:=FLOOR([.AD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table:number-columns-repeated="5"/>
          <table:table-cell table:formula="of:=1+[.Z4]" office:value-type="float" office:value="22" calcext:value-type="float">
            <text:p>22</text:p>
          </table:table-cell>
          <table:table-cell table:formula="of:=COUNTIF([.$A$1:.$T$20];[.Z5])" office:value-type="float" office:value="2" calcext:value-type="float">
            <text:p>2</text:p>
          </table:table-cell>
          <table:table-cell table:formula="of:=[.AA5]/400" office:value-type="float" office:value="0.005" calcext:value-type="float">
            <text:p>0,005</text:p>
          </table:table-cell>
          <table:table-cell table:formula="of:=(1/134)+[.AC4]" office:value-type="float" office:value="0.0298507462686567" calcext:value-type="float">
            <text:p>0,029850746268657</text:p>
          </table:table-cell>
          <table:table-cell table:formula="of:=[.AC5]*100" office:value-type="float" office:value="2.98507462686567" calcext:value-type="float">
            <text:p>2,98507462686567</text:p>
          </table:table-cell>
          <table:table-cell table:formula="of:=FLOOR([.AD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table:formula="of:=1+[.Z5]" office:value-type="float" office:value="23" calcext:value-type="float">
            <text:p>23</text:p>
          </table:table-cell>
          <table:table-cell table:formula="of:=COUNTIF([.$A$1:.$T$20];[.Z6])" office:value-type="float" office:value="0" calcext:value-type="float">
            <text:p>0</text:p>
          </table:table-cell>
          <table:table-cell table:formula="of:=[.AA6]/400" office:value-type="float" office:value="0" calcext:value-type="float">
            <text:p>0</text:p>
          </table:table-cell>
          <table:table-cell table:formula="of:=(1/134)+[.AC5]" office:value-type="float" office:value="0.0373134328358209" calcext:value-type="float">
            <text:p>0,037313432835821</text:p>
          </table:table-cell>
          <table:table-cell table:formula="of:=[.AC6]*100" office:value-type="float" office:value="3.73134328358209" calcext:value-type="float">
            <text:p>3,73134328358209</text:p>
          </table:table-cell>
          <table:table-cell table:formula="of:=FLOOR([.AD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table:formula="of:=1+[.Z6]" office:value-type="float" office:value="24" calcext:value-type="float">
            <text:p>24</text:p>
          </table:table-cell>
          <table:table-cell table:formula="of:=COUNTIF([.$A$1:.$T$20];[.Z7])" office:value-type="float" office:value="1" calcext:value-type="float">
            <text:p>1</text:p>
          </table:table-cell>
          <table:table-cell table:formula="of:=[.AA7]/400" office:value-type="float" office:value="0.0025" calcext:value-type="float">
            <text:p>0,0025</text:p>
          </table:table-cell>
          <table:table-cell table:formula="of:=(1/134)+[.AC6]" office:value-type="float" office:value="0.0447761194029851" calcext:value-type="float">
            <text:p>0,044776119402985</text:p>
          </table:table-cell>
          <table:table-cell table:formula="of:=[.AC7]*100" office:value-type="float" office:value="4.47761194029851" calcext:value-type="float">
            <text:p>4,47761194029851</text:p>
          </table:table-cell>
          <table:table-cell table:formula="of:=FLOOR([.AD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formula="of:=1+[.Z7]" office:value-type="float" office:value="25" calcext:value-type="float">
            <text:p>25</text:p>
          </table:table-cell>
          <table:table-cell table:formula="of:=COUNTIF([.$A$1:.$T$20];[.Z8])" office:value-type="float" office:value="3" calcext:value-type="float">
            <text:p>3</text:p>
          </table:table-cell>
          <table:table-cell table:formula="of:=[.AA8]/400" office:value-type="float" office:value="0.0075" calcext:value-type="float">
            <text:p>0,0075</text:p>
          </table:table-cell>
          <table:table-cell table:formula="of:=(1/134)+[.AC7]" office:value-type="float" office:value="0.0522388059701493" calcext:value-type="float">
            <text:p>0,052238805970149</text:p>
          </table:table-cell>
          <table:table-cell table:formula="of:=[.AC8]*100" office:value-type="float" office:value="5.22388059701493" calcext:value-type="float">
            <text:p>5,22388059701493</text:p>
          </table:table-cell>
          <table:table-cell table:formula="of:=FLOOR([.AD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formula="of:=1+[.Z8]" office:value-type="float" office:value="26" calcext:value-type="float">
            <text:p>26</text:p>
          </table:table-cell>
          <table:table-cell table:formula="of:=COUNTIF([.$A$1:.$T$20];[.Z9])" office:value-type="float" office:value="3" calcext:value-type="float">
            <text:p>3</text:p>
          </table:table-cell>
          <table:table-cell table:formula="of:=[.AA9]/400" office:value-type="float" office:value="0.0075" calcext:value-type="float">
            <text:p>0,0075</text:p>
          </table:table-cell>
          <table:table-cell table:formula="of:=(1/134)+[.AC8]" office:value-type="float" office:value="0.0597014925373134" calcext:value-type="float">
            <text:p>0,059701492537314</text:p>
          </table:table-cell>
          <table:table-cell table:formula="of:=[.AC9]*100" office:value-type="float" office:value="5.97014925373134" calcext:value-type="float">
            <text:p>5,97014925373134</text:p>
          </table:table-cell>
          <table:table-cell table:formula="of:=FLOOR([.AD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1+[.Z9]" office:value-type="float" office:value="27" calcext:value-type="float">
            <text:p>27</text:p>
          </table:table-cell>
          <table:table-cell table:formula="of:=COUNTIF([.$A$1:.$T$20];[.Z10])" office:value-type="float" office:value="0" calcext:value-type="float">
            <text:p>0</text:p>
          </table:table-cell>
          <table:table-cell table:formula="of:=[.AA10]/400" office:value-type="float" office:value="0" calcext:value-type="float">
            <text:p>0</text:p>
          </table:table-cell>
          <table:table-cell table:formula="of:=(1/134)+[.AC9]" office:value-type="float" office:value="0.0671641791044776" calcext:value-type="float">
            <text:p>0,067164179104478</text:p>
          </table:table-cell>
          <table:table-cell table:formula="of:=[.AC10]*100" office:value-type="float" office:value="6.71641791044776" calcext:value-type="float">
            <text:p>6,71641791044776</text:p>
          </table:table-cell>
          <table:table-cell table:formula="of:=FLOOR([.AD1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1+[.Z10]" office:value-type="float" office:value="28" calcext:value-type="float">
            <text:p>28</text:p>
          </table:table-cell>
          <table:table-cell table:formula="of:=COUNTIF([.$A$1:.$T$20];[.Z11])" office:value-type="float" office:value="2" calcext:value-type="float">
            <text:p>2</text:p>
          </table:table-cell>
          <table:table-cell table:formula="of:=[.AA11]/400" office:value-type="float" office:value="0.005" calcext:value-type="float">
            <text:p>0,005</text:p>
          </table:table-cell>
          <table:table-cell table:formula="of:=(1/134)+[.AC10]" office:value-type="float" office:value="0.0746268656716418" calcext:value-type="float">
            <text:p>0,074626865671642</text:p>
          </table:table-cell>
          <table:table-cell table:formula="of:=[.AC11]*100" office:value-type="float" office:value="7.46268656716418" calcext:value-type="float">
            <text:p>7,46268656716418</text:p>
          </table:table-cell>
          <table:table-cell table:formula="of:=FLOOR([.AD1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1+[.Z11]" office:value-type="float" office:value="29" calcext:value-type="float">
            <text:p>29</text:p>
          </table:table-cell>
          <table:table-cell table:formula="of:=COUNTIF([.$A$1:.$T$20];[.Z12])" office:value-type="float" office:value="0" calcext:value-type="float">
            <text:p>0</text:p>
          </table:table-cell>
          <table:table-cell table:formula="of:=[.AA12]/400" office:value-type="float" office:value="0" calcext:value-type="float">
            <text:p>0</text:p>
          </table:table-cell>
          <table:table-cell table:formula="of:=(1/134)+[.AC11]" office:value-type="float" office:value="0.082089552238806" calcext:value-type="float">
            <text:p>0,082089552238806</text:p>
          </table:table-cell>
          <table:table-cell table:formula="of:=[.AC12]*100" office:value-type="float" office:value="8.2089552238806" calcext:value-type="float">
            <text:p>8,2089552238806</text:p>
          </table:table-cell>
          <table:table-cell table:formula="of:=FLOOR([.AD1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formula="of:=1+[.Z12]" office:value-type="float" office:value="30" calcext:value-type="float">
            <text:p>30</text:p>
          </table:table-cell>
          <table:table-cell table:formula="of:=COUNTIF([.$A$1:.$T$20];[.Z13])" office:value-type="float" office:value="3" calcext:value-type="float">
            <text:p>3</text:p>
          </table:table-cell>
          <table:table-cell table:formula="of:=[.AA13]/400" office:value-type="float" office:value="0.0075" calcext:value-type="float">
            <text:p>0,0075</text:p>
          </table:table-cell>
          <table:table-cell table:formula="of:=(1/134)+[.AC12]" office:value-type="float" office:value="0.0895522388059701" calcext:value-type="float">
            <text:p>0,08955223880597</text:p>
          </table:table-cell>
          <table:table-cell table:formula="of:=[.AC13]*100" office:value-type="float" office:value="8.95522388059701" calcext:value-type="float">
            <text:p>8,95522388059701</text:p>
          </table:table-cell>
          <table:table-cell table:formula="of:=FLOOR([.AD1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table:formula="of:=1+[.Z13]" office:value-type="float" office:value="31" calcext:value-type="float">
            <text:p>31</text:p>
          </table:table-cell>
          <table:table-cell table:formula="of:=COUNTIF([.$A$1:.$T$20];[.Z14])" office:value-type="float" office:value="3" calcext:value-type="float">
            <text:p>3</text:p>
          </table:table-cell>
          <table:table-cell table:formula="of:=[.AA14]/400" office:value-type="float" office:value="0.0075" calcext:value-type="float">
            <text:p>0,0075</text:p>
          </table:table-cell>
          <table:table-cell table:formula="of:=(1/134)+[.AC13]" office:value-type="float" office:value="0.0970149253731343" calcext:value-type="float">
            <text:p>0,097014925373134</text:p>
          </table:table-cell>
          <table:table-cell table:formula="of:=[.AC14]*100" office:value-type="float" office:value="9.70149253731343" calcext:value-type="float">
            <text:p>9,70149253731343</text:p>
          </table:table-cell>
          <table:table-cell table:formula="of:=FLOOR([.AD14]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formula="of:=1+[.Z14]" office:value-type="float" office:value="32" calcext:value-type="float">
            <text:p>32</text:p>
          </table:table-cell>
          <table:table-cell table:formula="of:=COUNTIF([.$A$1:.$T$20];[.Z15])" office:value-type="float" office:value="1" calcext:value-type="float">
            <text:p>1</text:p>
          </table:table-cell>
          <table:table-cell table:formula="of:=[.AA15]/400" office:value-type="float" office:value="0.0025" calcext:value-type="float">
            <text:p>0,0025</text:p>
          </table:table-cell>
          <table:table-cell table:formula="of:=(1/134)+[.AC14]" office:value-type="float" office:value="0.104477611940298" calcext:value-type="float">
            <text:p>0,104477611940298</text:p>
          </table:table-cell>
          <table:table-cell table:formula="of:=[.AC15]*100" office:value-type="float" office:value="10.4477611940298" calcext:value-type="float">
            <text:p>10,4477611940298</text:p>
          </table:table-cell>
          <table:table-cell table:formula="of:=FLOOR([.AD1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1+[.Z15]" office:value-type="float" office:value="33" calcext:value-type="float">
            <text:p>33</text:p>
          </table:table-cell>
          <table:table-cell table:formula="of:=COUNTIF([.$A$1:.$T$20];[.Z16])" office:value-type="float" office:value="2" calcext:value-type="float">
            <text:p>2</text:p>
          </table:table-cell>
          <table:table-cell table:formula="of:=[.AA16]/400" office:value-type="float" office:value="0.005" calcext:value-type="float">
            <text:p>0,005</text:p>
          </table:table-cell>
          <table:table-cell table:formula="of:=(1/134)+[.AC15]" office:value-type="float" office:value="0.111940298507463" calcext:value-type="float">
            <text:p>0,111940298507463</text:p>
          </table:table-cell>
          <table:table-cell table:formula="of:=[.AC16]*100" office:value-type="float" office:value="11.1940298507463" calcext:value-type="float">
            <text:p>11,1940298507463</text:p>
          </table:table-cell>
          <table:table-cell table:formula="of:=FLOOR([.AD1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formula="of:=1+[.Z16]" office:value-type="float" office:value="34" calcext:value-type="float">
            <text:p>34</text:p>
          </table:table-cell>
          <table:table-cell table:formula="of:=COUNTIF([.$A$1:.$T$20];[.Z17])" office:value-type="float" office:value="1" calcext:value-type="float">
            <text:p>1</text:p>
          </table:table-cell>
          <table:table-cell table:formula="of:=[.AA17]/400" office:value-type="float" office:value="0.0025" calcext:value-type="float">
            <text:p>0,0025</text:p>
          </table:table-cell>
          <table:table-cell table:formula="of:=(1/134)+[.AC16]" office:value-type="float" office:value="0.119402985074627" calcext:value-type="float">
            <text:p>0,119402985074627</text:p>
          </table:table-cell>
          <table:table-cell table:formula="of:=[.AC17]*100" office:value-type="float" office:value="11.9402985074627" calcext:value-type="float">
            <text:p>11,9402985074627</text:p>
          </table:table-cell>
          <table:table-cell table:formula="of:=FLOOR([.AD1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formula="of:=1+[.Z17]" office:value-type="float" office:value="35" calcext:value-type="float">
            <text:p>35</text:p>
          </table:table-cell>
          <table:table-cell table:formula="of:=COUNTIF([.$A$1:.$T$20];[.Z18])" office:value-type="float" office:value="4" calcext:value-type="float">
            <text:p>4</text:p>
          </table:table-cell>
          <table:table-cell table:formula="of:=[.AA18]/400" office:value-type="float" office:value="0.01" calcext:value-type="float">
            <text:p>0,01</text:p>
          </table:table-cell>
          <table:table-cell table:formula="of:=(1/134)+[.AC17]" office:value-type="float" office:value="0.126865671641791" calcext:value-type="float">
            <text:p>0,126865671641791</text:p>
          </table:table-cell>
          <table:table-cell table:formula="of:=[.AC18]*100" office:value-type="float" office:value="12.6865671641791" calcext:value-type="float">
            <text:p>12,6865671641791</text:p>
          </table:table-cell>
          <table:table-cell table:formula="of:=FLOOR([.AD18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5"/>
          <table:table-cell table:formula="of:=1+[.Z18]" office:value-type="float" office:value="36" calcext:value-type="float">
            <text:p>36</text:p>
          </table:table-cell>
          <table:table-cell table:formula="of:=COUNTIF([.$A$1:.$T$20];[.Z19])" office:value-type="float" office:value="0" calcext:value-type="float">
            <text:p>0</text:p>
          </table:table-cell>
          <table:table-cell table:formula="of:=[.AA19]/400" office:value-type="float" office:value="0" calcext:value-type="float">
            <text:p>0</text:p>
          </table:table-cell>
          <table:table-cell table:formula="of:=(1/134)+[.AC18]" office:value-type="float" office:value="0.134328358208955" calcext:value-type="float">
            <text:p>0,134328358208955</text:p>
          </table:table-cell>
          <table:table-cell table:formula="of:=[.AC19]*100" office:value-type="float" office:value="13.4328358208955" calcext:value-type="float">
            <text:p>13,4328358208955</text:p>
          </table:table-cell>
          <table:table-cell table:formula="of:=FLOOR([.AD19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5"/>
          <table:table-cell table:formula="of:=1+[.Z19]" office:value-type="float" office:value="37" calcext:value-type="float">
            <text:p>37</text:p>
          </table:table-cell>
          <table:table-cell table:formula="of:=COUNTIF([.$A$1:.$T$20];[.Z20])" office:value-type="float" office:value="5" calcext:value-type="float">
            <text:p>5</text:p>
          </table:table-cell>
          <table:table-cell table:formula="of:=[.AA20]/400" office:value-type="float" office:value="0.0125" calcext:value-type="float">
            <text:p>0,0125</text:p>
          </table:table-cell>
          <table:table-cell table:formula="of:=(1/134)+[.AC19]" office:value-type="float" office:value="0.141791044776119" calcext:value-type="float">
            <text:p>0,141791044776119</text:p>
          </table:table-cell>
          <table:table-cell table:formula="of:=[.AC20]*100" office:value-type="float" office:value="14.1791044776119" calcext:value-type="float">
            <text:p>14,1791044776119</text:p>
          </table:table-cell>
          <table:table-cell table:formula="of:=FLOOR([.AD20])" office:value-type="float" office:value="14" calcext:value-type="float">
            <text:p>14</text:p>
          </table:table-cell>
        </table:table-row>
        <table:table-row table:style-name="ro1">
          <table:table-cell table:number-columns-repeated="25"/>
          <table:table-cell table:formula="of:=1+[.Z20]" office:value-type="float" office:value="38" calcext:value-type="float">
            <text:p>38</text:p>
          </table:table-cell>
          <table:table-cell table:formula="of:=COUNTIF([.$A$1:.$T$20];[.Z21])" office:value-type="float" office:value="3" calcext:value-type="float">
            <text:p>3</text:p>
          </table:table-cell>
          <table:table-cell table:formula="of:=[.AA21]/400" office:value-type="float" office:value="0.0075" calcext:value-type="float">
            <text:p>0,0075</text:p>
          </table:table-cell>
          <table:table-cell table:formula="of:=(1/134)+[.AC20]" office:value-type="float" office:value="0.149253731343284" calcext:value-type="float">
            <text:p>0,149253731343284</text:p>
          </table:table-cell>
          <table:table-cell table:formula="of:=[.AC21]*100" office:value-type="float" office:value="14.9253731343284" calcext:value-type="float">
            <text:p>14,9253731343284</text:p>
          </table:table-cell>
          <table:table-cell table:formula="of:=FLOOR([.AD21])" office:value-type="float" office:value="14" calcext:value-type="float">
            <text:p>14</text:p>
          </table:table-cell>
        </table:table-row>
        <table:table-row table:style-name="ro1">
          <table:table-cell table:number-columns-repeated="25"/>
          <table:table-cell table:formula="of:=1+[.Z21]" office:value-type="float" office:value="39" calcext:value-type="float">
            <text:p>39</text:p>
          </table:table-cell>
          <table:table-cell table:formula="of:=COUNTIF([.$A$1:.$T$20];[.Z22])" office:value-type="float" office:value="3" calcext:value-type="float">
            <text:p>3</text:p>
          </table:table-cell>
          <table:table-cell table:formula="of:=[.AA22]/400" office:value-type="float" office:value="0.0075" calcext:value-type="float">
            <text:p>0,0075</text:p>
          </table:table-cell>
          <table:table-cell table:formula="of:=(1/134)+[.AC21]" office:value-type="float" office:value="0.156716417910448" calcext:value-type="float">
            <text:p>0,156716417910448</text:p>
          </table:table-cell>
          <table:table-cell table:formula="of:=[.AC22]*100" office:value-type="float" office:value="15.6716417910448" calcext:value-type="float">
            <text:p>15,6716417910448</text:p>
          </table:table-cell>
          <table:table-cell table:formula="of:=FLOOR([.AD22])" office:value-type="float" office:value="15" calcext:value-type="float">
            <text:p>15</text:p>
          </table:table-cell>
        </table:table-row>
        <table:table-row table:style-name="ro1">
          <table:table-cell table:number-columns-repeated="25"/>
          <table:table-cell table:formula="of:=1+[.Z22]" office:value-type="float" office:value="40" calcext:value-type="float">
            <text:p>40</text:p>
          </table:table-cell>
          <table:table-cell table:formula="of:=COUNTIF([.$A$1:.$T$20];[.Z23])" office:value-type="float" office:value="2" calcext:value-type="float">
            <text:p>2</text:p>
          </table:table-cell>
          <table:table-cell table:formula="of:=[.AA23]/400" office:value-type="float" office:value="0.005" calcext:value-type="float">
            <text:p>0,005</text:p>
          </table:table-cell>
          <table:table-cell table:formula="of:=(1/134)+[.AC22]" office:value-type="float" office:value="0.164179104477612" calcext:value-type="float">
            <text:p>0,164179104477612</text:p>
          </table:table-cell>
          <table:table-cell table:formula="of:=[.AC23]*100" office:value-type="float" office:value="16.4179104477612" calcext:value-type="float">
            <text:p>16,4179104477612</text:p>
          </table:table-cell>
          <table:table-cell table:formula="of:=FLOOR([.AD23])" office:value-type="float" office:value="16" calcext:value-type="float">
            <text:p>16</text:p>
          </table:table-cell>
        </table:table-row>
        <table:table-row table:style-name="ro1">
          <table:table-cell table:number-columns-repeated="25"/>
          <table:table-cell table:formula="of:=1+[.Z23]" office:value-type="float" office:value="41" calcext:value-type="float">
            <text:p>41</text:p>
          </table:table-cell>
          <table:table-cell table:formula="of:=COUNTIF([.$A$1:.$T$20];[.Z24])" office:value-type="float" office:value="2" calcext:value-type="float">
            <text:p>2</text:p>
          </table:table-cell>
          <table:table-cell table:formula="of:=[.AA24]/400" office:value-type="float" office:value="0.005" calcext:value-type="float">
            <text:p>0,005</text:p>
          </table:table-cell>
          <table:table-cell table:formula="of:=(1/134)+[.AC23]" office:value-type="float" office:value="0.171641791044776" calcext:value-type="float">
            <text:p>0,171641791044776</text:p>
          </table:table-cell>
          <table:table-cell table:formula="of:=[.AC24]*100" office:value-type="float" office:value="17.1641791044776" calcext:value-type="float">
            <text:p>17,1641791044776</text:p>
          </table:table-cell>
          <table:table-cell table:formula="of:=FLOOR([.AD24])" office:value-type="float" office:value="17" calcext:value-type="float">
            <text:p>17</text:p>
          </table:table-cell>
        </table:table-row>
        <table:table-row table:style-name="ro1">
          <table:table-cell table:number-columns-repeated="25"/>
          <table:table-cell table:formula="of:=1+[.Z24]" office:value-type="float" office:value="42" calcext:value-type="float">
            <text:p>42</text:p>
          </table:table-cell>
          <table:table-cell table:formula="of:=COUNTIF([.$A$1:.$T$20];[.Z25])" office:value-type="float" office:value="4" calcext:value-type="float">
            <text:p>4</text:p>
          </table:table-cell>
          <table:table-cell table:formula="of:=[.AA25]/400" office:value-type="float" office:value="0.01" calcext:value-type="float">
            <text:p>0,01</text:p>
          </table:table-cell>
          <table:table-cell table:formula="of:=(1/134)+[.AC24]" office:value-type="float" office:value="0.17910447761194" calcext:value-type="float">
            <text:p>0,17910447761194</text:p>
          </table:table-cell>
          <table:table-cell table:formula="of:=[.AC25]*100" office:value-type="float" office:value="17.910447761194" calcext:value-type="float">
            <text:p>17,910447761194</text:p>
          </table:table-cell>
          <table:table-cell table:formula="of:=FLOOR([.AD25])" office:value-type="float" office:value="17" calcext:value-type="float">
            <text:p>17</text:p>
          </table:table-cell>
        </table:table-row>
        <table:table-row table:style-name="ro1">
          <table:table-cell table:number-columns-repeated="25"/>
          <table:table-cell table:formula="of:=1+[.Z25]" office:value-type="float" office:value="43" calcext:value-type="float">
            <text:p>43</text:p>
          </table:table-cell>
          <table:table-cell table:formula="of:=COUNTIF([.$A$1:.$T$20];[.Z26])" office:value-type="float" office:value="4" calcext:value-type="float">
            <text:p>4</text:p>
          </table:table-cell>
          <table:table-cell table:formula="of:=[.AA26]/400" office:value-type="float" office:value="0.01" calcext:value-type="float">
            <text:p>0,01</text:p>
          </table:table-cell>
          <table:table-cell table:formula="of:=(1/134)+[.AC25]" office:value-type="float" office:value="0.186567164179104" calcext:value-type="float">
            <text:p>0,186567164179104</text:p>
          </table:table-cell>
          <table:table-cell table:formula="of:=[.AC26]*100" office:value-type="float" office:value="18.6567164179104" calcext:value-type="float">
            <text:p>18,6567164179104</text:p>
          </table:table-cell>
          <table:table-cell table:formula="of:=FLOOR([.AD26])" office:value-type="float" office:value="18" calcext:value-type="float">
            <text:p>18</text:p>
          </table:table-cell>
        </table:table-row>
        <table:table-row table:style-name="ro1">
          <table:table-cell table:number-columns-repeated="25"/>
          <table:table-cell table:formula="of:=1+[.Z26]" office:value-type="float" office:value="44" calcext:value-type="float">
            <text:p>44</text:p>
          </table:table-cell>
          <table:table-cell table:formula="of:=COUNTIF([.$A$1:.$T$20];[.Z27])" office:value-type="float" office:value="5" calcext:value-type="float">
            <text:p>5</text:p>
          </table:table-cell>
          <table:table-cell table:formula="of:=[.AA27]/400" office:value-type="float" office:value="0.0125" calcext:value-type="float">
            <text:p>0,0125</text:p>
          </table:table-cell>
          <table:table-cell table:formula="of:=(1/134)+[.AC26]" office:value-type="float" office:value="0.194029850746269" calcext:value-type="float">
            <text:p>0,194029850746269</text:p>
          </table:table-cell>
          <table:table-cell table:formula="of:=[.AC27]*100" office:value-type="float" office:value="19.4029850746269" calcext:value-type="float">
            <text:p>19,4029850746269</text:p>
          </table:table-cell>
          <table:table-cell table:formula="of:=FLOOR([.AD27])" office:value-type="float" office:value="19" calcext:value-type="float">
            <text:p>19</text:p>
          </table:table-cell>
        </table:table-row>
        <table:table-row table:style-name="ro1">
          <table:table-cell table:number-columns-repeated="25"/>
          <table:table-cell table:formula="of:=1+[.Z27]" office:value-type="float" office:value="45" calcext:value-type="float">
            <text:p>45</text:p>
          </table:table-cell>
          <table:table-cell table:formula="of:=COUNTIF([.$A$1:.$T$20];[.Z28])" office:value-type="float" office:value="0" calcext:value-type="float">
            <text:p>0</text:p>
          </table:table-cell>
          <table:table-cell table:formula="of:=[.AA28]/400" office:value-type="float" office:value="0" calcext:value-type="float">
            <text:p>0</text:p>
          </table:table-cell>
          <table:table-cell table:formula="of:=(1/134)+[.AC27]" office:value-type="float" office:value="0.201492537313433" calcext:value-type="float">
            <text:p>0,201492537313433</text:p>
          </table:table-cell>
          <table:table-cell table:formula="of:=[.AC28]*100" office:value-type="float" office:value="20.1492537313433" calcext:value-type="float">
            <text:p>20,1492537313433</text:p>
          </table:table-cell>
          <table:table-cell table:formula="of:=FLOOR([.AD28])" office:value-type="float" office:value="20" calcext:value-type="float">
            <text:p>20</text:p>
          </table:table-cell>
        </table:table-row>
        <table:table-row table:style-name="ro1">
          <table:table-cell table:number-columns-repeated="25"/>
          <table:table-cell table:formula="of:=1+[.Z28]" office:value-type="float" office:value="46" calcext:value-type="float">
            <text:p>46</text:p>
          </table:table-cell>
          <table:table-cell table:formula="of:=COUNTIF([.$A$1:.$T$20];[.Z29])" office:value-type="float" office:value="1" calcext:value-type="float">
            <text:p>1</text:p>
          </table:table-cell>
          <table:table-cell table:formula="of:=[.AA29]/400" office:value-type="float" office:value="0.0025" calcext:value-type="float">
            <text:p>0,0025</text:p>
          </table:table-cell>
          <table:table-cell table:formula="of:=(1/134)+[.AC28]" office:value-type="float" office:value="0.208955223880597" calcext:value-type="float">
            <text:p>0,208955223880597</text:p>
          </table:table-cell>
          <table:table-cell table:formula="of:=[.AC29]*100" office:value-type="float" office:value="20.8955223880597" calcext:value-type="float">
            <text:p>20,8955223880597</text:p>
          </table:table-cell>
          <table:table-cell table:formula="of:=FLOOR([.AD29])" office:value-type="float" office:value="20" calcext:value-type="float">
            <text:p>20</text:p>
          </table:table-cell>
        </table:table-row>
        <table:table-row table:style-name="ro1">
          <table:table-cell table:number-columns-repeated="25"/>
          <table:table-cell table:formula="of:=1+[.Z29]" office:value-type="float" office:value="47" calcext:value-type="float">
            <text:p>47</text:p>
          </table:table-cell>
          <table:table-cell table:formula="of:=COUNTIF([.$A$1:.$T$20];[.Z30])" office:value-type="float" office:value="0" calcext:value-type="float">
            <text:p>0</text:p>
          </table:table-cell>
          <table:table-cell table:formula="of:=[.AA30]/400" office:value-type="float" office:value="0" calcext:value-type="float">
            <text:p>0</text:p>
          </table:table-cell>
          <table:table-cell table:formula="of:=(1/134)+[.AC29]" office:value-type="float" office:value="0.216417910447761" calcext:value-type="float">
            <text:p>0,216417910447761</text:p>
          </table:table-cell>
          <table:table-cell table:formula="of:=[.AC30]*100" office:value-type="float" office:value="21.6417910447761" calcext:value-type="float">
            <text:p>21,6417910447761</text:p>
          </table:table-cell>
          <table:table-cell table:formula="of:=FLOOR([.AD30])" office:value-type="float" office:value="21" calcext:value-type="float">
            <text:p>21</text:p>
          </table:table-cell>
        </table:table-row>
        <table:table-row table:style-name="ro1">
          <table:table-cell table:number-columns-repeated="25"/>
          <table:table-cell table:formula="of:=1+[.Z30]" office:value-type="float" office:value="48" calcext:value-type="float">
            <text:p>48</text:p>
          </table:table-cell>
          <table:table-cell table:formula="of:=COUNTIF([.$A$1:.$T$20];[.Z31])" office:value-type="float" office:value="1" calcext:value-type="float">
            <text:p>1</text:p>
          </table:table-cell>
          <table:table-cell table:formula="of:=[.AA31]/400" office:value-type="float" office:value="0.0025" calcext:value-type="float">
            <text:p>0,0025</text:p>
          </table:table-cell>
          <table:table-cell table:formula="of:=(1/134)+[.AC30]" office:value-type="float" office:value="0.223880597014925" calcext:value-type="float">
            <text:p>0,223880597014925</text:p>
          </table:table-cell>
          <table:table-cell table:formula="of:=[.AC31]*100" office:value-type="float" office:value="22.3880597014925" calcext:value-type="float">
            <text:p>22,3880597014925</text:p>
          </table:table-cell>
          <table:table-cell table:formula="of:=FLOOR([.AD31])" office:value-type="float" office:value="22" calcext:value-type="float">
            <text:p>22</text:p>
          </table:table-cell>
        </table:table-row>
        <table:table-row table:style-name="ro1">
          <table:table-cell table:number-columns-repeated="25"/>
          <table:table-cell table:formula="of:=1+[.Z31]" office:value-type="float" office:value="49" calcext:value-type="float">
            <text:p>49</text:p>
          </table:table-cell>
          <table:table-cell table:formula="of:=COUNTIF([.$A$1:.$T$20];[.Z32])" office:value-type="float" office:value="0" calcext:value-type="float">
            <text:p>0</text:p>
          </table:table-cell>
          <table:table-cell table:formula="of:=[.AA32]/400" office:value-type="float" office:value="0" calcext:value-type="float">
            <text:p>0</text:p>
          </table:table-cell>
          <table:table-cell table:formula="of:=(1/134)+[.AC31]" office:value-type="float" office:value="0.231343283582089" calcext:value-type="float">
            <text:p>0,231343283582089</text:p>
          </table:table-cell>
          <table:table-cell table:formula="of:=[.AC32]*100" office:value-type="float" office:value="23.1343283582089" calcext:value-type="float">
            <text:p>23,1343283582089</text:p>
          </table:table-cell>
          <table:table-cell table:formula="of:=FLOOR([.AD32])" office:value-type="float" office:value="23" calcext:value-type="float">
            <text:p>23</text:p>
          </table:table-cell>
        </table:table-row>
        <table:table-row table:style-name="ro1">
          <table:table-cell table:number-columns-repeated="25"/>
          <table:table-cell table:formula="of:=1+[.Z32]" office:value-type="float" office:value="50" calcext:value-type="float">
            <text:p>50</text:p>
          </table:table-cell>
          <table:table-cell table:formula="of:=COUNTIF([.$A$1:.$T$20];[.Z33])" office:value-type="float" office:value="5" calcext:value-type="float">
            <text:p>5</text:p>
          </table:table-cell>
          <table:table-cell table:formula="of:=[.AA33]/400" office:value-type="float" office:value="0.0125" calcext:value-type="float">
            <text:p>0,0125</text:p>
          </table:table-cell>
          <table:table-cell table:formula="of:=(1/134)+[.AC32]" office:value-type="float" office:value="0.238805970149254" calcext:value-type="float">
            <text:p>0,238805970149254</text:p>
          </table:table-cell>
          <table:table-cell table:formula="of:=[.AC33]*100" office:value-type="float" office:value="23.8805970149254" calcext:value-type="float">
            <text:p>23,8805970149254</text:p>
          </table:table-cell>
          <table:table-cell table:formula="of:=FLOOR([.AD33])" office:value-type="float" office:value="23" calcext:value-type="float">
            <text:p>23</text:p>
          </table:table-cell>
        </table:table-row>
        <table:table-row table:style-name="ro1">
          <table:table-cell table:number-columns-repeated="25"/>
          <table:table-cell table:formula="of:=1+[.Z33]" office:value-type="float" office:value="51" calcext:value-type="float">
            <text:p>51</text:p>
          </table:table-cell>
          <table:table-cell table:formula="of:=COUNTIF([.$A$1:.$T$20];[.Z34])" office:value-type="float" office:value="1" calcext:value-type="float">
            <text:p>1</text:p>
          </table:table-cell>
          <table:table-cell table:formula="of:=[.AA34]/400" office:value-type="float" office:value="0.0025" calcext:value-type="float">
            <text:p>0,0025</text:p>
          </table:table-cell>
          <table:table-cell table:formula="of:=(1/134)+[.AC33]" office:value-type="float" office:value="0.246268656716418" calcext:value-type="float">
            <text:p>0,246268656716418</text:p>
          </table:table-cell>
          <table:table-cell table:formula="of:=[.AC34]*100" office:value-type="float" office:value="24.6268656716418" calcext:value-type="float">
            <text:p>24,6268656716418</text:p>
          </table:table-cell>
          <table:table-cell table:formula="of:=FLOOR([.AD34])" office:value-type="float" office:value="24" calcext:value-type="float">
            <text:p>24</text:p>
          </table:table-cell>
        </table:table-row>
        <table:table-row table:style-name="ro1">
          <table:table-cell table:number-columns-repeated="25"/>
          <table:table-cell table:formula="of:=1+[.Z34]" office:value-type="float" office:value="52" calcext:value-type="float">
            <text:p>52</text:p>
          </table:table-cell>
          <table:table-cell table:formula="of:=COUNTIF([.$A$1:.$T$20];[.Z35])" office:value-type="float" office:value="1" calcext:value-type="float">
            <text:p>1</text:p>
          </table:table-cell>
          <table:table-cell table:formula="of:=[.AA35]/400" office:value-type="float" office:value="0.0025" calcext:value-type="float">
            <text:p>0,0025</text:p>
          </table:table-cell>
          <table:table-cell table:formula="of:=(1/134)+[.AC34]" office:value-type="float" office:value="0.253731343283582" calcext:value-type="float">
            <text:p>0,253731343283582</text:p>
          </table:table-cell>
          <table:table-cell table:formula="of:=[.AC35]*100" office:value-type="float" office:value="25.3731343283582" calcext:value-type="float">
            <text:p>25,3731343283582</text:p>
          </table:table-cell>
          <table:table-cell table:formula="of:=FLOOR([.AD35])" office:value-type="float" office:value="25" calcext:value-type="float">
            <text:p>25</text:p>
          </table:table-cell>
        </table:table-row>
        <table:table-row table:style-name="ro1">
          <table:table-cell table:number-columns-repeated="25"/>
          <table:table-cell table:formula="of:=1+[.Z35]" office:value-type="float" office:value="53" calcext:value-type="float">
            <text:p>53</text:p>
          </table:table-cell>
          <table:table-cell table:formula="of:=COUNTIF([.$A$1:.$T$20];[.Z36])" office:value-type="float" office:value="4" calcext:value-type="float">
            <text:p>4</text:p>
          </table:table-cell>
          <table:table-cell table:formula="of:=[.AA36]/400" office:value-type="float" office:value="0.01" calcext:value-type="float">
            <text:p>0,01</text:p>
          </table:table-cell>
          <table:table-cell table:formula="of:=(1/134)+[.AC35]" office:value-type="float" office:value="0.261194029850746" calcext:value-type="float">
            <text:p>0,261194029850746</text:p>
          </table:table-cell>
          <table:table-cell table:formula="of:=[.AC36]*100" office:value-type="float" office:value="26.1194029850746" calcext:value-type="float">
            <text:p>26,1194029850746</text:p>
          </table:table-cell>
          <table:table-cell table:formula="of:=FLOOR([.AD36])" office:value-type="float" office:value="26" calcext:value-type="float">
            <text:p>26</text:p>
          </table:table-cell>
        </table:table-row>
        <table:table-row table:style-name="ro1">
          <table:table-cell table:number-columns-repeated="25"/>
          <table:table-cell table:formula="of:=1+[.Z36]" office:value-type="float" office:value="54" calcext:value-type="float">
            <text:p>54</text:p>
          </table:table-cell>
          <table:table-cell table:formula="of:=COUNTIF([.$A$1:.$T$20];[.Z37])" office:value-type="float" office:value="5" calcext:value-type="float">
            <text:p>5</text:p>
          </table:table-cell>
          <table:table-cell table:formula="of:=[.AA37]/400" office:value-type="float" office:value="0.0125" calcext:value-type="float">
            <text:p>0,0125</text:p>
          </table:table-cell>
          <table:table-cell table:formula="of:=(1/134)+[.AC36]" office:value-type="float" office:value="0.26865671641791" calcext:value-type="float">
            <text:p>0,26865671641791</text:p>
          </table:table-cell>
          <table:table-cell table:formula="of:=[.AC37]*100" office:value-type="float" office:value="26.865671641791" calcext:value-type="float">
            <text:p>26,865671641791</text:p>
          </table:table-cell>
          <table:table-cell table:formula="of:=FLOOR([.AD37])" office:value-type="float" office:value="26" calcext:value-type="float">
            <text:p>26</text:p>
          </table:table-cell>
        </table:table-row>
        <table:table-row table:style-name="ro1">
          <table:table-cell table:number-columns-repeated="25"/>
          <table:table-cell table:formula="of:=1+[.Z37]" office:value-type="float" office:value="55" calcext:value-type="float">
            <text:p>55</text:p>
          </table:table-cell>
          <table:table-cell table:formula="of:=COUNTIF([.$A$1:.$T$20];[.Z38])" office:value-type="float" office:value="0" calcext:value-type="float">
            <text:p>0</text:p>
          </table:table-cell>
          <table:table-cell table:formula="of:=[.AA38]/400" office:value-type="float" office:value="0" calcext:value-type="float">
            <text:p>0</text:p>
          </table:table-cell>
          <table:table-cell table:formula="of:=(1/134)+[.AC37]" office:value-type="float" office:value="0.276119402985075" calcext:value-type="float">
            <text:p>0,276119402985075</text:p>
          </table:table-cell>
          <table:table-cell table:formula="of:=[.AC38]*100" office:value-type="float" office:value="27.6119402985075" calcext:value-type="float">
            <text:p>27,6119402985075</text:p>
          </table:table-cell>
          <table:table-cell table:formula="of:=FLOOR([.AD38])" office:value-type="float" office:value="27" calcext:value-type="float">
            <text:p>27</text:p>
          </table:table-cell>
        </table:table-row>
        <table:table-row table:style-name="ro1">
          <table:table-cell table:number-columns-repeated="25"/>
          <table:table-cell table:formula="of:=1+[.Z38]" office:value-type="float" office:value="56" calcext:value-type="float">
            <text:p>56</text:p>
          </table:table-cell>
          <table:table-cell table:formula="of:=COUNTIF([.$A$1:.$T$20];[.Z39])" office:value-type="float" office:value="3" calcext:value-type="float">
            <text:p>3</text:p>
          </table:table-cell>
          <table:table-cell table:formula="of:=[.AA39]/400" office:value-type="float" office:value="0.0075" calcext:value-type="float">
            <text:p>0,0075</text:p>
          </table:table-cell>
          <table:table-cell table:formula="of:=(1/134)+[.AC38]" office:value-type="float" office:value="0.283582089552239" calcext:value-type="float">
            <text:p>0,283582089552239</text:p>
          </table:table-cell>
          <table:table-cell table:formula="of:=[.AC39]*100" office:value-type="float" office:value="28.3582089552239" calcext:value-type="float">
            <text:p>28,3582089552239</text:p>
          </table:table-cell>
          <table:table-cell table:formula="of:=FLOOR([.AD39])" office:value-type="float" office:value="28" calcext:value-type="float">
            <text:p>28</text:p>
          </table:table-cell>
        </table:table-row>
        <table:table-row table:style-name="ro1">
          <table:table-cell table:number-columns-repeated="25"/>
          <table:table-cell table:formula="of:=1+[.Z39]" office:value-type="float" office:value="57" calcext:value-type="float">
            <text:p>57</text:p>
          </table:table-cell>
          <table:table-cell table:formula="of:=COUNTIF([.$A$1:.$T$20];[.Z40])" office:value-type="float" office:value="1" calcext:value-type="float">
            <text:p>1</text:p>
          </table:table-cell>
          <table:table-cell table:formula="of:=[.AA40]/400" office:value-type="float" office:value="0.0025" calcext:value-type="float">
            <text:p>0,0025</text:p>
          </table:table-cell>
          <table:table-cell table:formula="of:=(1/134)+[.AC39]" office:value-type="float" office:value="0.291044776119403" calcext:value-type="float">
            <text:p>0,291044776119403</text:p>
          </table:table-cell>
          <table:table-cell table:formula="of:=[.AC40]*100" office:value-type="float" office:value="29.1044776119403" calcext:value-type="float">
            <text:p>29,1044776119403</text:p>
          </table:table-cell>
          <table:table-cell table:formula="of:=FLOOR([.AD40])" office:value-type="float" office:value="29" calcext:value-type="float">
            <text:p>29</text:p>
          </table:table-cell>
        </table:table-row>
        <table:table-row table:style-name="ro1">
          <table:table-cell table:number-columns-repeated="25"/>
          <table:table-cell table:formula="of:=1+[.Z40]" office:value-type="float" office:value="58" calcext:value-type="float">
            <text:p>58</text:p>
          </table:table-cell>
          <table:table-cell table:formula="of:=COUNTIF([.$A$1:.$T$20];[.Z41])" office:value-type="float" office:value="1" calcext:value-type="float">
            <text:p>1</text:p>
          </table:table-cell>
          <table:table-cell table:formula="of:=[.AA41]/400" office:value-type="float" office:value="0.0025" calcext:value-type="float">
            <text:p>0,0025</text:p>
          </table:table-cell>
          <table:table-cell table:formula="of:=(1/134)+[.AC40]" office:value-type="float" office:value="0.298507462686567" calcext:value-type="float">
            <text:p>0,298507462686567</text:p>
          </table:table-cell>
          <table:table-cell table:formula="of:=[.AC41]*100" office:value-type="float" office:value="29.8507462686567" calcext:value-type="float">
            <text:p>29,8507462686567</text:p>
          </table:table-cell>
          <table:table-cell table:formula="of:=FLOOR([.AD41])" office:value-type="float" office:value="29" calcext:value-type="float">
            <text:p>29</text:p>
          </table:table-cell>
        </table:table-row>
        <table:table-row table:style-name="ro1">
          <table:table-cell table:number-columns-repeated="25"/>
          <table:table-cell table:formula="of:=1+[.Z41]" office:value-type="float" office:value="59" calcext:value-type="float">
            <text:p>59</text:p>
          </table:table-cell>
          <table:table-cell table:formula="of:=COUNTIF([.$A$1:.$T$20];[.Z42])" office:value-type="float" office:value="3" calcext:value-type="float">
            <text:p>3</text:p>
          </table:table-cell>
          <table:table-cell table:formula="of:=[.AA42]/400" office:value-type="float" office:value="0.0075" calcext:value-type="float">
            <text:p>0,0075</text:p>
          </table:table-cell>
          <table:table-cell table:formula="of:=(1/134)+[.AC41]" office:value-type="float" office:value="0.305970149253731" calcext:value-type="float">
            <text:p>0,305970149253731</text:p>
          </table:table-cell>
          <table:table-cell table:formula="of:=[.AC42]*100" office:value-type="float" office:value="30.5970149253731" calcext:value-type="float">
            <text:p>30,5970149253731</text:p>
          </table:table-cell>
          <table:table-cell table:formula="of:=FLOOR([.AD42])" office:value-type="float" office:value="30" calcext:value-type="float">
            <text:p>30</text:p>
          </table:table-cell>
        </table:table-row>
        <table:table-row table:style-name="ro1">
          <table:table-cell table:number-columns-repeated="25"/>
          <table:table-cell table:formula="of:=1+[.Z42]" office:value-type="float" office:value="60" calcext:value-type="float">
            <text:p>60</text:p>
          </table:table-cell>
          <table:table-cell table:formula="of:=COUNTIF([.$A$1:.$T$20];[.Z43])" office:value-type="float" office:value="5" calcext:value-type="float">
            <text:p>5</text:p>
          </table:table-cell>
          <table:table-cell table:formula="of:=[.AA43]/400" office:value-type="float" office:value="0.0125" calcext:value-type="float">
            <text:p>0,0125</text:p>
          </table:table-cell>
          <table:table-cell table:formula="of:=(1/134)+[.AC42]" office:value-type="float" office:value="0.313432835820896" calcext:value-type="float">
            <text:p>0,313432835820896</text:p>
          </table:table-cell>
          <table:table-cell table:formula="of:=[.AC43]*100" office:value-type="float" office:value="31.3432835820896" calcext:value-type="float">
            <text:p>31,3432835820896</text:p>
          </table:table-cell>
          <table:table-cell table:formula="of:=FLOOR([.AD43])" office:value-type="float" office:value="31" calcext:value-type="float">
            <text:p>31</text:p>
          </table:table-cell>
        </table:table-row>
        <table:table-row table:style-name="ro1">
          <table:table-cell table:number-columns-repeated="25"/>
          <table:table-cell table:formula="of:=1+[.Z43]" office:value-type="float" office:value="61" calcext:value-type="float">
            <text:p>61</text:p>
          </table:table-cell>
          <table:table-cell table:formula="of:=COUNTIF([.$A$1:.$T$20];[.Z44])" office:value-type="float" office:value="3" calcext:value-type="float">
            <text:p>3</text:p>
          </table:table-cell>
          <table:table-cell table:formula="of:=[.AA44]/400" office:value-type="float" office:value="0.0075" calcext:value-type="float">
            <text:p>0,0075</text:p>
          </table:table-cell>
          <table:table-cell table:formula="of:=(1/134)+[.AC43]" office:value-type="float" office:value="0.32089552238806" calcext:value-type="float">
            <text:p>0,32089552238806</text:p>
          </table:table-cell>
          <table:table-cell table:formula="of:=[.AC44]*100" office:value-type="float" office:value="32.089552238806" calcext:value-type="float">
            <text:p>32,089552238806</text:p>
          </table:table-cell>
          <table:table-cell table:formula="of:=FLOOR([.AD44])" office:value-type="float" office:value="32" calcext:value-type="float">
            <text:p>32</text:p>
          </table:table-cell>
        </table:table-row>
        <table:table-row table:style-name="ro1">
          <table:table-cell table:number-columns-repeated="25"/>
          <table:table-cell table:formula="of:=1+[.Z44]" office:value-type="float" office:value="62" calcext:value-type="float">
            <text:p>62</text:p>
          </table:table-cell>
          <table:table-cell table:formula="of:=COUNTIF([.$A$1:.$T$20];[.Z45])" office:value-type="float" office:value="7" calcext:value-type="float">
            <text:p>7</text:p>
          </table:table-cell>
          <table:table-cell table:formula="of:=[.AA45]/400" office:value-type="float" office:value="0.0175" calcext:value-type="float">
            <text:p>0,0175</text:p>
          </table:table-cell>
          <table:table-cell table:formula="of:=(1/134)+[.AC44]" office:value-type="float" office:value="0.328358208955224" calcext:value-type="float">
            <text:p>0,328358208955224</text:p>
          </table:table-cell>
          <table:table-cell table:formula="of:=[.AC45]*100" office:value-type="float" office:value="32.8358208955224" calcext:value-type="float">
            <text:p>32,8358208955224</text:p>
          </table:table-cell>
          <table:table-cell table:formula="of:=FLOOR([.AD45])" office:value-type="float" office:value="32" calcext:value-type="float">
            <text:p>32</text:p>
          </table:table-cell>
        </table:table-row>
        <table:table-row table:style-name="ro1">
          <table:table-cell table:number-columns-repeated="25"/>
          <table:table-cell table:formula="of:=1+[.Z45]" office:value-type="float" office:value="63" calcext:value-type="float">
            <text:p>63</text:p>
          </table:table-cell>
          <table:table-cell table:formula="of:=COUNTIF([.$A$1:.$T$20];[.Z46])" office:value-type="float" office:value="1" calcext:value-type="float">
            <text:p>1</text:p>
          </table:table-cell>
          <table:table-cell table:formula="of:=[.AA46]/400" office:value-type="float" office:value="0.0025" calcext:value-type="float">
            <text:p>0,0025</text:p>
          </table:table-cell>
          <table:table-cell table:formula="of:=(1/134)+[.AC45]" office:value-type="float" office:value="0.335820895522388" calcext:value-type="float">
            <text:p>0,335820895522388</text:p>
          </table:table-cell>
          <table:table-cell table:formula="of:=[.AC46]*100" office:value-type="float" office:value="33.5820895522388" calcext:value-type="float">
            <text:p>33,5820895522388</text:p>
          </table:table-cell>
          <table:table-cell table:formula="of:=FLOOR([.AD46])" office:value-type="float" office:value="33" calcext:value-type="float">
            <text:p>33</text:p>
          </table:table-cell>
        </table:table-row>
        <table:table-row table:style-name="ro1">
          <table:table-cell table:number-columns-repeated="25"/>
          <table:table-cell table:formula="of:=1+[.Z46]" office:value-type="float" office:value="64" calcext:value-type="float">
            <text:p>64</text:p>
          </table:table-cell>
          <table:table-cell table:formula="of:=COUNTIF([.$A$1:.$T$20];[.Z47])" office:value-type="float" office:value="2" calcext:value-type="float">
            <text:p>2</text:p>
          </table:table-cell>
          <table:table-cell table:formula="of:=[.AA47]/400" office:value-type="float" office:value="0.005" calcext:value-type="float">
            <text:p>0,005</text:p>
          </table:table-cell>
          <table:table-cell table:formula="of:=(1/134)+[.AC46]" office:value-type="float" office:value="0.343283582089552" calcext:value-type="float">
            <text:p>0,343283582089552</text:p>
          </table:table-cell>
          <table:table-cell table:formula="of:=[.AC47]*100" office:value-type="float" office:value="34.3283582089552" calcext:value-type="float">
            <text:p>34,3283582089552</text:p>
          </table:table-cell>
          <table:table-cell table:formula="of:=FLOOR([.AD47])" office:value-type="float" office:value="34" calcext:value-type="float">
            <text:p>34</text:p>
          </table:table-cell>
        </table:table-row>
        <table:table-row table:style-name="ro1">
          <table:table-cell table:number-columns-repeated="25"/>
          <table:table-cell table:formula="of:=1+[.Z47]" office:value-type="float" office:value="65" calcext:value-type="float">
            <text:p>65</text:p>
          </table:table-cell>
          <table:table-cell table:formula="of:=COUNTIF([.$A$1:.$T$20];[.Z48])" office:value-type="float" office:value="8" calcext:value-type="float">
            <text:p>8</text:p>
          </table:table-cell>
          <table:table-cell table:formula="of:=[.AA48]/400" office:value-type="float" office:value="0.02" calcext:value-type="float">
            <text:p>0,02</text:p>
          </table:table-cell>
          <table:table-cell table:formula="of:=(1/134)+[.AC47]" office:value-type="float" office:value="0.350746268656717" calcext:value-type="float">
            <text:p>0,350746268656717</text:p>
          </table:table-cell>
          <table:table-cell table:formula="of:=[.AC48]*100" office:value-type="float" office:value="35.0746268656717" calcext:value-type="float">
            <text:p>35,0746268656717</text:p>
          </table:table-cell>
          <table:table-cell table:formula="of:=FLOOR([.AD48])" office:value-type="float" office:value="35" calcext:value-type="float">
            <text:p>35</text:p>
          </table:table-cell>
        </table:table-row>
        <table:table-row table:style-name="ro1">
          <table:table-cell table:number-columns-repeated="25"/>
          <table:table-cell table:formula="of:=1+[.Z48]" office:value-type="float" office:value="66" calcext:value-type="float">
            <text:p>66</text:p>
          </table:table-cell>
          <table:table-cell table:formula="of:=COUNTIF([.$A$1:.$T$20];[.Z49])" office:value-type="float" office:value="10" calcext:value-type="float">
            <text:p>10</text:p>
          </table:table-cell>
          <table:table-cell table:formula="of:=[.AA49]/400" office:value-type="float" office:value="0.025" calcext:value-type="float">
            <text:p>0,025</text:p>
          </table:table-cell>
          <table:table-cell table:formula="of:=(1/134)+[.AC48]" office:value-type="float" office:value="0.358208955223881" calcext:value-type="float">
            <text:p>0,358208955223881</text:p>
          </table:table-cell>
          <table:table-cell table:formula="of:=[.AC49]*100" office:value-type="float" office:value="35.8208955223881" calcext:value-type="float">
            <text:p>35,8208955223881</text:p>
          </table:table-cell>
          <table:table-cell table:formula="of:=FLOOR([.AD49])" office:value-type="float" office:value="35" calcext:value-type="float">
            <text:p>35</text:p>
          </table:table-cell>
        </table:table-row>
        <table:table-row table:style-name="ro1">
          <table:table-cell table:number-columns-repeated="25"/>
          <table:table-cell table:formula="of:=1+[.Z49]" office:value-type="float" office:value="67" calcext:value-type="float">
            <text:p>67</text:p>
          </table:table-cell>
          <table:table-cell table:formula="of:=COUNTIF([.$A$1:.$T$20];[.Z50])" office:value-type="float" office:value="2" calcext:value-type="float">
            <text:p>2</text:p>
          </table:table-cell>
          <table:table-cell table:formula="of:=[.AA50]/400" office:value-type="float" office:value="0.005" calcext:value-type="float">
            <text:p>0,005</text:p>
          </table:table-cell>
          <table:table-cell table:formula="of:=(1/134)+[.AC49]" office:value-type="float" office:value="0.365671641791045" calcext:value-type="float">
            <text:p>0,365671641791045</text:p>
          </table:table-cell>
          <table:table-cell table:formula="of:=[.AC50]*100" office:value-type="float" office:value="36.5671641791045" calcext:value-type="float">
            <text:p>36,5671641791045</text:p>
          </table:table-cell>
          <table:table-cell table:formula="of:=FLOOR([.AD50])" office:value-type="float" office:value="36" calcext:value-type="float">
            <text:p>36</text:p>
          </table:table-cell>
        </table:table-row>
        <table:table-row table:style-name="ro1">
          <table:table-cell table:number-columns-repeated="25"/>
          <table:table-cell table:formula="of:=1+[.Z50]" office:value-type="float" office:value="68" calcext:value-type="float">
            <text:p>68</text:p>
          </table:table-cell>
          <table:table-cell table:formula="of:=COUNTIF([.$A$1:.$T$20];[.Z51])" office:value-type="float" office:value="4" calcext:value-type="float">
            <text:p>4</text:p>
          </table:table-cell>
          <table:table-cell table:formula="of:=[.AA51]/400" office:value-type="float" office:value="0.01" calcext:value-type="float">
            <text:p>0,01</text:p>
          </table:table-cell>
          <table:table-cell table:formula="of:=(1/134)+[.AC50]" office:value-type="float" office:value="0.373134328358209" calcext:value-type="float">
            <text:p>0,373134328358209</text:p>
          </table:table-cell>
          <table:table-cell table:formula="of:=[.AC51]*100" office:value-type="float" office:value="37.3134328358209" calcext:value-type="float">
            <text:p>37,3134328358209</text:p>
          </table:table-cell>
          <table:table-cell table:formula="of:=FLOOR([.AD51])" office:value-type="float" office:value="37" calcext:value-type="float">
            <text:p>37</text:p>
          </table:table-cell>
        </table:table-row>
        <table:table-row table:style-name="ro1">
          <table:table-cell table:number-columns-repeated="25"/>
          <table:table-cell table:formula="of:=1+[.Z51]" office:value-type="float" office:value="69" calcext:value-type="float">
            <text:p>69</text:p>
          </table:table-cell>
          <table:table-cell table:formula="of:=COUNTIF([.$A$1:.$T$20];[.Z52])" office:value-type="float" office:value="1" calcext:value-type="float">
            <text:p>1</text:p>
          </table:table-cell>
          <table:table-cell table:formula="of:=[.AA52]/400" office:value-type="float" office:value="0.0025" calcext:value-type="float">
            <text:p>0,0025</text:p>
          </table:table-cell>
          <table:table-cell table:formula="of:=(1/134)+[.AC51]" office:value-type="float" office:value="0.380597014925373" calcext:value-type="float">
            <text:p>0,380597014925373</text:p>
          </table:table-cell>
          <table:table-cell table:formula="of:=[.AC52]*100" office:value-type="float" office:value="38.0597014925373" calcext:value-type="float">
            <text:p>38,0597014925373</text:p>
          </table:table-cell>
          <table:table-cell table:formula="of:=FLOOR([.AD52])" office:value-type="float" office:value="38" calcext:value-type="float">
            <text:p>38</text:p>
          </table:table-cell>
        </table:table-row>
        <table:table-row table:style-name="ro1">
          <table:table-cell table:number-columns-repeated="25"/>
          <table:table-cell table:formula="of:=1+[.Z52]" office:value-type="float" office:value="70" calcext:value-type="float">
            <text:p>70</text:p>
          </table:table-cell>
          <table:table-cell table:formula="of:=COUNTIF([.$A$1:.$T$20];[.Z53])" office:value-type="float" office:value="0" calcext:value-type="float">
            <text:p>0</text:p>
          </table:table-cell>
          <table:table-cell table:formula="of:=[.AA53]/400" office:value-type="float" office:value="0" calcext:value-type="float">
            <text:p>0</text:p>
          </table:table-cell>
          <table:table-cell table:formula="of:=(1/134)+[.AC52]" office:value-type="float" office:value="0.388059701492538" calcext:value-type="float">
            <text:p>0,388059701492538</text:p>
          </table:table-cell>
          <table:table-cell table:formula="of:=[.AC53]*100" office:value-type="float" office:value="38.8059701492538" calcext:value-type="float">
            <text:p>38,8059701492538</text:p>
          </table:table-cell>
          <table:table-cell table:formula="of:=FLOOR([.AD53])" office:value-type="float" office:value="38" calcext:value-type="float">
            <text:p>38</text:p>
          </table:table-cell>
        </table:table-row>
        <table:table-row table:style-name="ro1">
          <table:table-cell table:number-columns-repeated="25"/>
          <table:table-cell table:formula="of:=1+[.Z53]" office:value-type="float" office:value="71" calcext:value-type="float">
            <text:p>71</text:p>
          </table:table-cell>
          <table:table-cell table:formula="of:=COUNTIF([.$A$1:.$T$20];[.Z54])" office:value-type="float" office:value="4" calcext:value-type="float">
            <text:p>4</text:p>
          </table:table-cell>
          <table:table-cell table:formula="of:=[.AA54]/400" office:value-type="float" office:value="0.01" calcext:value-type="float">
            <text:p>0,01</text:p>
          </table:table-cell>
          <table:table-cell table:formula="of:=(1/134)+[.AC53]" office:value-type="float" office:value="0.395522388059702" calcext:value-type="float">
            <text:p>0,395522388059702</text:p>
          </table:table-cell>
          <table:table-cell table:formula="of:=[.AC54]*100" office:value-type="float" office:value="39.5522388059702" calcext:value-type="float">
            <text:p>39,5522388059702</text:p>
          </table:table-cell>
          <table:table-cell table:formula="of:=FLOOR([.AD54])" office:value-type="float" office:value="39" calcext:value-type="float">
            <text:p>39</text:p>
          </table:table-cell>
        </table:table-row>
        <table:table-row table:style-name="ro1">
          <table:table-cell table:number-columns-repeated="25"/>
          <table:table-cell table:formula="of:=1+[.Z54]" office:value-type="float" office:value="72" calcext:value-type="float">
            <text:p>72</text:p>
          </table:table-cell>
          <table:table-cell table:formula="of:=COUNTIF([.$A$1:.$T$20];[.Z55])" office:value-type="float" office:value="3" calcext:value-type="float">
            <text:p>3</text:p>
          </table:table-cell>
          <table:table-cell table:formula="of:=[.AA55]/400" office:value-type="float" office:value="0.0075" calcext:value-type="float">
            <text:p>0,0075</text:p>
          </table:table-cell>
          <table:table-cell table:formula="of:=(1/134)+[.AC54]" office:value-type="float" office:value="0.402985074626866" calcext:value-type="float">
            <text:p>0,402985074626866</text:p>
          </table:table-cell>
          <table:table-cell table:formula="of:=[.AC55]*100" office:value-type="float" office:value="40.2985074626866" calcext:value-type="float">
            <text:p>40,2985074626866</text:p>
          </table:table-cell>
          <table:table-cell table:formula="of:=FLOOR([.AD55])" office:value-type="float" office:value="40" calcext:value-type="float">
            <text:p>40</text:p>
          </table:table-cell>
        </table:table-row>
        <table:table-row table:style-name="ro1">
          <table:table-cell table:number-columns-repeated="25"/>
          <table:table-cell table:formula="of:=1+[.Z55]" office:value-type="float" office:value="73" calcext:value-type="float">
            <text:p>73</text:p>
          </table:table-cell>
          <table:table-cell table:formula="of:=COUNTIF([.$A$1:.$T$20];[.Z56])" office:value-type="float" office:value="3" calcext:value-type="float">
            <text:p>3</text:p>
          </table:table-cell>
          <table:table-cell table:formula="of:=[.AA56]/400" office:value-type="float" office:value="0.0075" calcext:value-type="float">
            <text:p>0,0075</text:p>
          </table:table-cell>
          <table:table-cell table:formula="of:=(1/134)+[.AC55]" office:value-type="float" office:value="0.41044776119403" calcext:value-type="float">
            <text:p>0,41044776119403</text:p>
          </table:table-cell>
          <table:table-cell table:formula="of:=[.AC56]*100" office:value-type="float" office:value="41.044776119403" calcext:value-type="float">
            <text:p>41,044776119403</text:p>
          </table:table-cell>
          <table:table-cell table:formula="of:=FLOOR([.AD56])" office:value-type="float" office:value="41" calcext:value-type="float">
            <text:p>41</text:p>
          </table:table-cell>
        </table:table-row>
        <table:table-row table:style-name="ro1">
          <table:table-cell table:number-columns-repeated="25"/>
          <table:table-cell table:formula="of:=1+[.Z56]" office:value-type="float" office:value="74" calcext:value-type="float">
            <text:p>74</text:p>
          </table:table-cell>
          <table:table-cell table:formula="of:=COUNTIF([.$A$1:.$T$20];[.Z57])" office:value-type="float" office:value="2" calcext:value-type="float">
            <text:p>2</text:p>
          </table:table-cell>
          <table:table-cell table:formula="of:=[.AA57]/400" office:value-type="float" office:value="0.005" calcext:value-type="float">
            <text:p>0,005</text:p>
          </table:table-cell>
          <table:table-cell table:formula="of:=(1/134)+[.AC56]" office:value-type="float" office:value="0.417910447761194" calcext:value-type="float">
            <text:p>0,417910447761194</text:p>
          </table:table-cell>
          <table:table-cell table:formula="of:=[.AC57]*100" office:value-type="float" office:value="41.7910447761194" calcext:value-type="float">
            <text:p>41,7910447761194</text:p>
          </table:table-cell>
          <table:table-cell table:formula="of:=FLOOR([.AD57])" office:value-type="float" office:value="41" calcext:value-type="float">
            <text:p>41</text:p>
          </table:table-cell>
        </table:table-row>
        <table:table-row table:style-name="ro1">
          <table:table-cell table:number-columns-repeated="25"/>
          <table:table-cell table:formula="of:=1+[.Z57]" office:value-type="float" office:value="75" calcext:value-type="float">
            <text:p>75</text:p>
          </table:table-cell>
          <table:table-cell table:formula="of:=COUNTIF([.$A$1:.$T$20];[.Z58])" office:value-type="float" office:value="4" calcext:value-type="float">
            <text:p>4</text:p>
          </table:table-cell>
          <table:table-cell table:formula="of:=[.AA58]/400" office:value-type="float" office:value="0.01" calcext:value-type="float">
            <text:p>0,01</text:p>
          </table:table-cell>
          <table:table-cell table:formula="of:=(1/134)+[.AC57]" office:value-type="float" office:value="0.425373134328359" calcext:value-type="float">
            <text:p>0,425373134328359</text:p>
          </table:table-cell>
          <table:table-cell table:formula="of:=[.AC58]*100" office:value-type="float" office:value="42.5373134328359" calcext:value-type="float">
            <text:p>42,5373134328359</text:p>
          </table:table-cell>
          <table:table-cell table:formula="of:=FLOOR([.AD58])" office:value-type="float" office:value="42" calcext:value-type="float">
            <text:p>42</text:p>
          </table:table-cell>
        </table:table-row>
        <table:table-row table:style-name="ro1">
          <table:table-cell table:number-columns-repeated="25"/>
          <table:table-cell table:formula="of:=1+[.Z58]" office:value-type="float" office:value="76" calcext:value-type="float">
            <text:p>76</text:p>
          </table:table-cell>
          <table:table-cell table:formula="of:=COUNTIF([.$A$1:.$T$20];[.Z59])" office:value-type="float" office:value="1" calcext:value-type="float">
            <text:p>1</text:p>
          </table:table-cell>
          <table:table-cell table:formula="of:=[.AA59]/400" office:value-type="float" office:value="0.0025" calcext:value-type="float">
            <text:p>0,0025</text:p>
          </table:table-cell>
          <table:table-cell table:formula="of:=(1/134)+[.AC58]" office:value-type="float" office:value="0.432835820895523" calcext:value-type="float">
            <text:p>0,432835820895523</text:p>
          </table:table-cell>
          <table:table-cell table:formula="of:=[.AC59]*100" office:value-type="float" office:value="43.2835820895523" calcext:value-type="float">
            <text:p>43,2835820895523</text:p>
          </table:table-cell>
          <table:table-cell table:formula="of:=FLOOR([.AD59])" office:value-type="float" office:value="43" calcext:value-type="float">
            <text:p>43</text:p>
          </table:table-cell>
        </table:table-row>
        <table:table-row table:style-name="ro1">
          <table:table-cell table:number-columns-repeated="25"/>
          <table:table-cell table:formula="of:=1+[.Z59]" office:value-type="float" office:value="77" calcext:value-type="float">
            <text:p>77</text:p>
          </table:table-cell>
          <table:table-cell table:formula="of:=COUNTIF([.$A$1:.$T$20];[.Z60])" office:value-type="float" office:value="2" calcext:value-type="float">
            <text:p>2</text:p>
          </table:table-cell>
          <table:table-cell table:formula="of:=[.AA60]/400" office:value-type="float" office:value="0.005" calcext:value-type="float">
            <text:p>0,005</text:p>
          </table:table-cell>
          <table:table-cell table:formula="of:=(1/134)+[.AC59]" office:value-type="float" office:value="0.440298507462687" calcext:value-type="float">
            <text:p>0,440298507462687</text:p>
          </table:table-cell>
          <table:table-cell table:formula="of:=[.AC60]*100" office:value-type="float" office:value="44.0298507462687" calcext:value-type="float">
            <text:p>44,0298507462687</text:p>
          </table:table-cell>
          <table:table-cell table:formula="of:=FLOOR([.AD60])" office:value-type="float" office:value="44" calcext:value-type="float">
            <text:p>44</text:p>
          </table:table-cell>
        </table:table-row>
        <table:table-row table:style-name="ro1">
          <table:table-cell table:number-columns-repeated="25"/>
          <table:table-cell table:formula="of:=1+[.Z60]" office:value-type="float" office:value="78" calcext:value-type="float">
            <text:p>78</text:p>
          </table:table-cell>
          <table:table-cell table:formula="of:=COUNTIF([.$A$1:.$T$20];[.Z61])" office:value-type="float" office:value="3" calcext:value-type="float">
            <text:p>3</text:p>
          </table:table-cell>
          <table:table-cell table:formula="of:=[.AA61]/400" office:value-type="float" office:value="0.0075" calcext:value-type="float">
            <text:p>0,0075</text:p>
          </table:table-cell>
          <table:table-cell table:formula="of:=(1/134)+[.AC60]" office:value-type="float" office:value="0.447761194029851" calcext:value-type="float">
            <text:p>0,447761194029851</text:p>
          </table:table-cell>
          <table:table-cell table:formula="of:=[.AC61]*100" office:value-type="float" office:value="44.7761194029851" calcext:value-type="float">
            <text:p>44,7761194029851</text:p>
          </table:table-cell>
          <table:table-cell table:formula="of:=FLOOR([.AD61])" office:value-type="float" office:value="44" calcext:value-type="float">
            <text:p>44</text:p>
          </table:table-cell>
        </table:table-row>
        <table:table-row table:style-name="ro1">
          <table:table-cell table:number-columns-repeated="25"/>
          <table:table-cell table:formula="of:=1+[.Z61]" office:value-type="float" office:value="79" calcext:value-type="float">
            <text:p>79</text:p>
          </table:table-cell>
          <table:table-cell table:formula="of:=COUNTIF([.$A$1:.$T$20];[.Z62])" office:value-type="float" office:value="2" calcext:value-type="float">
            <text:p>2</text:p>
          </table:table-cell>
          <table:table-cell table:formula="of:=[.AA62]/400" office:value-type="float" office:value="0.005" calcext:value-type="float">
            <text:p>0,005</text:p>
          </table:table-cell>
          <table:table-cell table:formula="of:=(1/134)+[.AC61]" office:value-type="float" office:value="0.455223880597015" calcext:value-type="float">
            <text:p>0,455223880597015</text:p>
          </table:table-cell>
          <table:table-cell table:formula="of:=[.AC62]*100" office:value-type="float" office:value="45.5223880597015" calcext:value-type="float">
            <text:p>45,5223880597015</text:p>
          </table:table-cell>
          <table:table-cell table:formula="of:=FLOOR([.AD62])" office:value-type="float" office:value="45" calcext:value-type="float">
            <text:p>45</text:p>
          </table:table-cell>
        </table:table-row>
        <table:table-row table:style-name="ro1">
          <table:table-cell table:number-columns-repeated="25"/>
          <table:table-cell table:formula="of:=1+[.Z62]" office:value-type="float" office:value="80" calcext:value-type="float">
            <text:p>80</text:p>
          </table:table-cell>
          <table:table-cell table:formula="of:=COUNTIF([.$A$1:.$T$20];[.Z63])" office:value-type="float" office:value="2" calcext:value-type="float">
            <text:p>2</text:p>
          </table:table-cell>
          <table:table-cell table:formula="of:=[.AA63]/400" office:value-type="float" office:value="0.005" calcext:value-type="float">
            <text:p>0,005</text:p>
          </table:table-cell>
          <table:table-cell table:formula="of:=(1/134)+[.AC62]" office:value-type="float" office:value="0.46268656716418" calcext:value-type="float">
            <text:p>0,46268656716418</text:p>
          </table:table-cell>
          <table:table-cell table:formula="of:=[.AC63]*100" office:value-type="float" office:value="46.268656716418" calcext:value-type="float">
            <text:p>46,268656716418</text:p>
          </table:table-cell>
          <table:table-cell table:formula="of:=FLOOR([.AD63])" office:value-type="float" office:value="46" calcext:value-type="float">
            <text:p>46</text:p>
          </table:table-cell>
        </table:table-row>
        <table:table-row table:style-name="ro1">
          <table:table-cell table:number-columns-repeated="25"/>
          <table:table-cell table:formula="of:=1+[.Z63]" office:value-type="float" office:value="81" calcext:value-type="float">
            <text:p>81</text:p>
          </table:table-cell>
          <table:table-cell table:formula="of:=COUNTIF([.$A$1:.$T$20];[.Z64])" office:value-type="float" office:value="1" calcext:value-type="float">
            <text:p>1</text:p>
          </table:table-cell>
          <table:table-cell table:formula="of:=[.AA64]/400" office:value-type="float" office:value="0.0025" calcext:value-type="float">
            <text:p>0,0025</text:p>
          </table:table-cell>
          <table:table-cell table:formula="of:=(1/134)+[.AC63]" office:value-type="float" office:value="0.470149253731344" calcext:value-type="float">
            <text:p>0,470149253731344</text:p>
          </table:table-cell>
          <table:table-cell table:formula="of:=[.AC64]*100" office:value-type="float" office:value="47.0149253731344" calcext:value-type="float">
            <text:p>47,0149253731344</text:p>
          </table:table-cell>
          <table:table-cell table:formula="of:=FLOOR([.AD64])" office:value-type="float" office:value="47" calcext:value-type="float">
            <text:p>47</text:p>
          </table:table-cell>
        </table:table-row>
        <table:table-row table:style-name="ro1">
          <table:table-cell table:number-columns-repeated="25"/>
          <table:table-cell table:formula="of:=1+[.Z64]" office:value-type="float" office:value="82" calcext:value-type="float">
            <text:p>82</text:p>
          </table:table-cell>
          <table:table-cell table:formula="of:=COUNTIF([.$A$1:.$T$20];[.Z65])" office:value-type="float" office:value="2" calcext:value-type="float">
            <text:p>2</text:p>
          </table:table-cell>
          <table:table-cell table:formula="of:=[.AA65]/400" office:value-type="float" office:value="0.005" calcext:value-type="float">
            <text:p>0,005</text:p>
          </table:table-cell>
          <table:table-cell table:formula="of:=(1/134)+[.AC64]" office:value-type="float" office:value="0.477611940298508" calcext:value-type="float">
            <text:p>0,477611940298508</text:p>
          </table:table-cell>
          <table:table-cell table:formula="of:=[.AC65]*100" office:value-type="float" office:value="47.7611940298508" calcext:value-type="float">
            <text:p>47,7611940298508</text:p>
          </table:table-cell>
          <table:table-cell table:formula="of:=FLOOR([.AD65])" office:value-type="float" office:value="47" calcext:value-type="float">
            <text:p>47</text:p>
          </table:table-cell>
        </table:table-row>
        <table:table-row table:style-name="ro1">
          <table:table-cell table:number-columns-repeated="25"/>
          <table:table-cell table:formula="of:=1+[.Z65]" office:value-type="float" office:value="83" calcext:value-type="float">
            <text:p>83</text:p>
          </table:table-cell>
          <table:table-cell table:formula="of:=COUNTIF([.$A$1:.$T$20];[.Z66])" office:value-type="float" office:value="4" calcext:value-type="float">
            <text:p>4</text:p>
          </table:table-cell>
          <table:table-cell table:formula="of:=[.AA66]/400" office:value-type="float" office:value="0.01" calcext:value-type="float">
            <text:p>0,01</text:p>
          </table:table-cell>
          <table:table-cell table:formula="of:=(1/134)+[.AC65]" office:value-type="float" office:value="0.485074626865672" calcext:value-type="float">
            <text:p>0,485074626865672</text:p>
          </table:table-cell>
          <table:table-cell table:formula="of:=[.AC66]*100" office:value-type="float" office:value="48.5074626865672" calcext:value-type="float">
            <text:p>48,5074626865672</text:p>
          </table:table-cell>
          <table:table-cell table:formula="of:=FLOOR([.AD66])" office:value-type="float" office:value="48" calcext:value-type="float">
            <text:p>48</text:p>
          </table:table-cell>
        </table:table-row>
        <table:table-row table:style-name="ro1">
          <table:table-cell table:number-columns-repeated="25"/>
          <table:table-cell table:formula="of:=1+[.Z66]" office:value-type="float" office:value="84" calcext:value-type="float">
            <text:p>84</text:p>
          </table:table-cell>
          <table:table-cell table:formula="of:=COUNTIF([.$A$1:.$T$20];[.Z67])" office:value-type="float" office:value="3" calcext:value-type="float">
            <text:p>3</text:p>
          </table:table-cell>
          <table:table-cell table:formula="of:=[.AA67]/400" office:value-type="float" office:value="0.0075" calcext:value-type="float">
            <text:p>0,0075</text:p>
          </table:table-cell>
          <table:table-cell table:formula="of:=(1/134)+[.AC66]" office:value-type="float" office:value="0.492537313432836" calcext:value-type="float">
            <text:p>0,492537313432836</text:p>
          </table:table-cell>
          <table:table-cell table:formula="of:=[.AC67]*100" office:value-type="float" office:value="49.2537313432836" calcext:value-type="float">
            <text:p>49,2537313432836</text:p>
          </table:table-cell>
          <table:table-cell table:formula="of:=FLOOR([.AD67])" office:value-type="float" office:value="49" calcext:value-type="float">
            <text:p>49</text:p>
          </table:table-cell>
        </table:table-row>
        <table:table-row table:style-name="ro1">
          <table:table-cell table:number-columns-repeated="25"/>
          <table:table-cell table:formula="of:=1+[.Z67]" office:value-type="float" office:value="85" calcext:value-type="float">
            <text:p>85</text:p>
          </table:table-cell>
          <table:table-cell table:formula="of:=COUNTIF([.$A$1:.$T$20];[.Z68])" office:value-type="float" office:value="1" calcext:value-type="float">
            <text:p>1</text:p>
          </table:table-cell>
          <table:table-cell table:formula="of:=[.AA68]/400" office:value-type="float" office:value="0.0025" calcext:value-type="float">
            <text:p>0,0025</text:p>
          </table:table-cell>
          <table:table-cell table:formula="of:=(1/134)+[.AC67]" office:value-type="float" office:value="0.500000000000001" calcext:value-type="float">
            <text:p>0,500000000000001</text:p>
          </table:table-cell>
          <table:table-cell table:formula="of:=[.AC68]*100" office:value-type="float" office:value="50.0000000000001" calcext:value-type="float">
            <text:p>50,0000000000001</text:p>
          </table:table-cell>
          <table:table-cell table:formula="of:=FLOOR([.AD68])" office:value-type="float" office:value="50" calcext:value-type="float">
            <text:p>50</text:p>
          </table:table-cell>
        </table:table-row>
        <table:table-row table:style-name="ro1">
          <table:table-cell table:number-columns-repeated="25"/>
          <table:table-cell table:formula="of:=1+[.Z68]" office:value-type="float" office:value="86" calcext:value-type="float">
            <text:p>86</text:p>
          </table:table-cell>
          <table:table-cell table:formula="of:=COUNTIF([.$A$1:.$T$20];[.Z69])" office:value-type="float" office:value="1" calcext:value-type="float">
            <text:p>1</text:p>
          </table:table-cell>
          <table:table-cell table:formula="of:=[.AA69]/400" office:value-type="float" office:value="0.0025" calcext:value-type="float">
            <text:p>0,0025</text:p>
          </table:table-cell>
          <table:table-cell table:formula="of:=(1/134)+[.AC68]" office:value-type="float" office:value="0.507462686567165" calcext:value-type="float">
            <text:p>0,507462686567165</text:p>
          </table:table-cell>
          <table:table-cell table:formula="of:=[.AC69]*100" office:value-type="float" office:value="50.7462686567165" calcext:value-type="float">
            <text:p>50,7462686567165</text:p>
          </table:table-cell>
          <table:table-cell table:formula="of:=FLOOR([.AD69])" office:value-type="float" office:value="50" calcext:value-type="float">
            <text:p>50</text:p>
          </table:table-cell>
        </table:table-row>
        <table:table-row table:style-name="ro1">
          <table:table-cell table:number-columns-repeated="25"/>
          <table:table-cell table:formula="of:=1+[.Z69]" office:value-type="float" office:value="87" calcext:value-type="float">
            <text:p>87</text:p>
          </table:table-cell>
          <table:table-cell table:formula="of:=COUNTIF([.$A$1:.$T$20];[.Z70])" office:value-type="float" office:value="3" calcext:value-type="float">
            <text:p>3</text:p>
          </table:table-cell>
          <table:table-cell table:formula="of:=[.AA70]/400" office:value-type="float" office:value="0.0075" calcext:value-type="float">
            <text:p>0,0075</text:p>
          </table:table-cell>
          <table:table-cell table:formula="of:=(1/134)+[.AC69]" office:value-type="float" office:value="0.514925373134329" calcext:value-type="float">
            <text:p>0,514925373134329</text:p>
          </table:table-cell>
          <table:table-cell table:formula="of:=[.AC70]*100" office:value-type="float" office:value="51.4925373134329" calcext:value-type="float">
            <text:p>51,4925373134329</text:p>
          </table:table-cell>
          <table:table-cell table:formula="of:=FLOOR([.AD70])" office:value-type="float" office:value="51" calcext:value-type="float">
            <text:p>51</text:p>
          </table:table-cell>
        </table:table-row>
        <table:table-row table:style-name="ro1">
          <table:table-cell table:number-columns-repeated="25"/>
          <table:table-cell table:formula="of:=1+[.Z70]" office:value-type="float" office:value="88" calcext:value-type="float">
            <text:p>88</text:p>
          </table:table-cell>
          <table:table-cell table:formula="of:=COUNTIF([.$A$1:.$T$20];[.Z71])" office:value-type="float" office:value="1" calcext:value-type="float">
            <text:p>1</text:p>
          </table:table-cell>
          <table:table-cell table:formula="of:=[.AA71]/400" office:value-type="float" office:value="0.0025" calcext:value-type="float">
            <text:p>0,0025</text:p>
          </table:table-cell>
          <table:table-cell table:formula="of:=(1/134)+[.AC70]" office:value-type="float" office:value="0.522388059701493" calcext:value-type="float">
            <text:p>0,522388059701493</text:p>
          </table:table-cell>
          <table:table-cell table:formula="of:=[.AC71]*100" office:value-type="float" office:value="52.2388059701493" calcext:value-type="float">
            <text:p>52,2388059701493</text:p>
          </table:table-cell>
          <table:table-cell table:formula="of:=FLOOR([.AD71])" office:value-type="float" office:value="52" calcext:value-type="float">
            <text:p>52</text:p>
          </table:table-cell>
        </table:table-row>
        <table:table-row table:style-name="ro1">
          <table:table-cell table:number-columns-repeated="25"/>
          <table:table-cell table:formula="of:=1+[.Z71]" office:value-type="float" office:value="89" calcext:value-type="float">
            <text:p>89</text:p>
          </table:table-cell>
          <table:table-cell table:formula="of:=COUNTIF([.$A$1:.$T$20];[.Z72])" office:value-type="float" office:value="2" calcext:value-type="float">
            <text:p>2</text:p>
          </table:table-cell>
          <table:table-cell table:formula="of:=[.AA72]/400" office:value-type="float" office:value="0.005" calcext:value-type="float">
            <text:p>0,005</text:p>
          </table:table-cell>
          <table:table-cell table:formula="of:=(1/134)+[.AC71]" office:value-type="float" office:value="0.529850746268657" calcext:value-type="float">
            <text:p>0,529850746268657</text:p>
          </table:table-cell>
          <table:table-cell table:formula="of:=[.AC72]*100" office:value-type="float" office:value="52.9850746268657" calcext:value-type="float">
            <text:p>52,9850746268657</text:p>
          </table:table-cell>
          <table:table-cell table:formula="of:=FLOOR([.AD72])" office:value-type="float" office:value="52" calcext:value-type="float">
            <text:p>52</text:p>
          </table:table-cell>
        </table:table-row>
        <table:table-row table:style-name="ro1">
          <table:table-cell table:number-columns-repeated="25"/>
          <table:table-cell table:formula="of:=1+[.Z72]" office:value-type="float" office:value="90" calcext:value-type="float">
            <text:p>90</text:p>
          </table:table-cell>
          <table:table-cell table:formula="of:=COUNTIF([.$A$1:.$T$20];[.Z73])" office:value-type="float" office:value="2" calcext:value-type="float">
            <text:p>2</text:p>
          </table:table-cell>
          <table:table-cell table:formula="of:=[.AA73]/400" office:value-type="float" office:value="0.005" calcext:value-type="float">
            <text:p>0,005</text:p>
          </table:table-cell>
          <table:table-cell table:formula="of:=(1/134)+[.AC72]" office:value-type="float" office:value="0.537313432835822" calcext:value-type="float">
            <text:p>0,537313432835822</text:p>
          </table:table-cell>
          <table:table-cell table:formula="of:=[.AC73]*100" office:value-type="float" office:value="53.7313432835822" calcext:value-type="float">
            <text:p>53,7313432835822</text:p>
          </table:table-cell>
          <table:table-cell table:formula="of:=FLOOR([.AD73])" office:value-type="float" office:value="53" calcext:value-type="float">
            <text:p>53</text:p>
          </table:table-cell>
        </table:table-row>
        <table:table-row table:style-name="ro1">
          <table:table-cell table:number-columns-repeated="25"/>
          <table:table-cell table:formula="of:=1+[.Z73]" office:value-type="float" office:value="91" calcext:value-type="float">
            <text:p>91</text:p>
          </table:table-cell>
          <table:table-cell table:formula="of:=COUNTIF([.$A$1:.$T$20];[.Z74])" office:value-type="float" office:value="3" calcext:value-type="float">
            <text:p>3</text:p>
          </table:table-cell>
          <table:table-cell table:formula="of:=[.AA74]/400" office:value-type="float" office:value="0.0075" calcext:value-type="float">
            <text:p>0,0075</text:p>
          </table:table-cell>
          <table:table-cell table:formula="of:=(1/134)+[.AC73]" office:value-type="float" office:value="0.544776119402986" calcext:value-type="float">
            <text:p>0,544776119402986</text:p>
          </table:table-cell>
          <table:table-cell table:formula="of:=[.AC74]*100" office:value-type="float" office:value="54.4776119402986" calcext:value-type="float">
            <text:p>54,4776119402986</text:p>
          </table:table-cell>
          <table:table-cell table:formula="of:=FLOOR([.AD74])" office:value-type="float" office:value="54" calcext:value-type="float">
            <text:p>54</text:p>
          </table:table-cell>
        </table:table-row>
        <table:table-row table:style-name="ro1">
          <table:table-cell table:number-columns-repeated="25"/>
          <table:table-cell table:formula="of:=1+[.Z74]" office:value-type="float" office:value="92" calcext:value-type="float">
            <text:p>92</text:p>
          </table:table-cell>
          <table:table-cell table:formula="of:=COUNTIF([.$A$1:.$T$20];[.Z75])" office:value-type="float" office:value="0" calcext:value-type="float">
            <text:p>0</text:p>
          </table:table-cell>
          <table:table-cell table:formula="of:=[.AA75]/400" office:value-type="float" office:value="0" calcext:value-type="float">
            <text:p>0</text:p>
          </table:table-cell>
          <table:table-cell table:formula="of:=(1/134)+[.AC74]" office:value-type="float" office:value="0.55223880597015" calcext:value-type="float">
            <text:p>0,55223880597015</text:p>
          </table:table-cell>
          <table:table-cell table:formula="of:=[.AC75]*100" office:value-type="float" office:value="55.223880597015" calcext:value-type="float">
            <text:p>55,223880597015</text:p>
          </table:table-cell>
          <table:table-cell table:formula="of:=FLOOR([.AD75])" office:value-type="float" office:value="55" calcext:value-type="float">
            <text:p>55</text:p>
          </table:table-cell>
        </table:table-row>
        <table:table-row table:style-name="ro1">
          <table:table-cell table:number-columns-repeated="25"/>
          <table:table-cell table:formula="of:=1+[.Z75]" office:value-type="float" office:value="93" calcext:value-type="float">
            <text:p>93</text:p>
          </table:table-cell>
          <table:table-cell table:formula="of:=COUNTIF([.$A$1:.$T$20];[.Z76])" office:value-type="float" office:value="1" calcext:value-type="float">
            <text:p>1</text:p>
          </table:table-cell>
          <table:table-cell table:formula="of:=[.AA76]/400" office:value-type="float" office:value="0.0025" calcext:value-type="float">
            <text:p>0,0025</text:p>
          </table:table-cell>
          <table:table-cell table:formula="of:=(1/134)+[.AC75]" office:value-type="float" office:value="0.559701492537314" calcext:value-type="float">
            <text:p>0,559701492537314</text:p>
          </table:table-cell>
          <table:table-cell table:formula="of:=[.AC76]*100" office:value-type="float" office:value="55.9701492537314" calcext:value-type="float">
            <text:p>55,9701492537314</text:p>
          </table:table-cell>
          <table:table-cell table:formula="of:=FLOOR([.AD76])" office:value-type="float" office:value="55" calcext:value-type="float">
            <text:p>55</text:p>
          </table:table-cell>
        </table:table-row>
        <table:table-row table:style-name="ro1">
          <table:table-cell table:number-columns-repeated="25"/>
          <table:table-cell table:formula="of:=1+[.Z76]" office:value-type="float" office:value="94" calcext:value-type="float">
            <text:p>94</text:p>
          </table:table-cell>
          <table:table-cell table:formula="of:=COUNTIF([.$A$1:.$T$20];[.Z77])" office:value-type="float" office:value="4" calcext:value-type="float">
            <text:p>4</text:p>
          </table:table-cell>
          <table:table-cell table:formula="of:=[.AA77]/400" office:value-type="float" office:value="0.01" calcext:value-type="float">
            <text:p>0,01</text:p>
          </table:table-cell>
          <table:table-cell table:formula="of:=(1/134)+[.AC76]" office:value-type="float" office:value="0.567164179104478" calcext:value-type="float">
            <text:p>0,567164179104478</text:p>
          </table:table-cell>
          <table:table-cell table:formula="of:=[.AC77]*100" office:value-type="float" office:value="56.7164179104478" calcext:value-type="float">
            <text:p>56,7164179104478</text:p>
          </table:table-cell>
          <table:table-cell table:formula="of:=FLOOR([.AD77])" office:value-type="float" office:value="56" calcext:value-type="float">
            <text:p>56</text:p>
          </table:table-cell>
        </table:table-row>
        <table:table-row table:style-name="ro1">
          <table:table-cell table:number-columns-repeated="25"/>
          <table:table-cell table:formula="of:=1+[.Z77]" office:value-type="float" office:value="95" calcext:value-type="float">
            <text:p>95</text:p>
          </table:table-cell>
          <table:table-cell table:formula="of:=COUNTIF([.$A$1:.$T$20];[.Z78])" office:value-type="float" office:value="0" calcext:value-type="float">
            <text:p>0</text:p>
          </table:table-cell>
          <table:table-cell table:formula="of:=[.AA78]/400" office:value-type="float" office:value="0" calcext:value-type="float">
            <text:p>0</text:p>
          </table:table-cell>
          <table:table-cell table:formula="of:=(1/134)+[.AC77]" office:value-type="float" office:value="0.574626865671643" calcext:value-type="float">
            <text:p>0,574626865671643</text:p>
          </table:table-cell>
          <table:table-cell table:formula="of:=[.AC78]*100" office:value-type="float" office:value="57.4626865671643" calcext:value-type="float">
            <text:p>57,4626865671643</text:p>
          </table:table-cell>
          <table:table-cell table:formula="of:=FLOOR([.AD78])" office:value-type="float" office:value="57" calcext:value-type="float">
            <text:p>57</text:p>
          </table:table-cell>
        </table:table-row>
        <table:table-row table:style-name="ro1">
          <table:table-cell table:number-columns-repeated="25"/>
          <table:table-cell table:formula="of:=1+[.Z78]" office:value-type="float" office:value="96" calcext:value-type="float">
            <text:p>96</text:p>
          </table:table-cell>
          <table:table-cell table:formula="of:=COUNTIF([.$A$1:.$T$20];[.Z79])" office:value-type="float" office:value="5" calcext:value-type="float">
            <text:p>5</text:p>
          </table:table-cell>
          <table:table-cell table:formula="of:=[.AA79]/400" office:value-type="float" office:value="0.0125" calcext:value-type="float">
            <text:p>0,0125</text:p>
          </table:table-cell>
          <table:table-cell table:formula="of:=(1/134)+[.AC78]" office:value-type="float" office:value="0.582089552238807" calcext:value-type="float">
            <text:p>0,582089552238807</text:p>
          </table:table-cell>
          <table:table-cell table:formula="of:=[.AC79]*100" office:value-type="float" office:value="58.2089552238807" calcext:value-type="float">
            <text:p>58,2089552238807</text:p>
          </table:table-cell>
          <table:table-cell table:formula="of:=FLOOR([.AD79])" office:value-type="float" office:value="58" calcext:value-type="float">
            <text:p>58</text:p>
          </table:table-cell>
        </table:table-row>
        <table:table-row table:style-name="ro1">
          <table:table-cell table:number-columns-repeated="25"/>
          <table:table-cell table:formula="of:=1+[.Z79]" office:value-type="float" office:value="97" calcext:value-type="float">
            <text:p>97</text:p>
          </table:table-cell>
          <table:table-cell table:formula="of:=COUNTIF([.$A$1:.$T$20];[.Z80])" office:value-type="float" office:value="2" calcext:value-type="float">
            <text:p>2</text:p>
          </table:table-cell>
          <table:table-cell table:formula="of:=[.AA80]/400" office:value-type="float" office:value="0.005" calcext:value-type="float">
            <text:p>0,005</text:p>
          </table:table-cell>
          <table:table-cell table:formula="of:=(1/134)+[.AC79]" office:value-type="float" office:value="0.589552238805971" calcext:value-type="float">
            <text:p>0,589552238805971</text:p>
          </table:table-cell>
          <table:table-cell table:formula="of:=[.AC80]*100" office:value-type="float" office:value="58.9552238805971" calcext:value-type="float">
            <text:p>58,9552238805971</text:p>
          </table:table-cell>
          <table:table-cell table:formula="of:=FLOOR([.AD80])" office:value-type="float" office:value="58" calcext:value-type="float">
            <text:p>58</text:p>
          </table:table-cell>
        </table:table-row>
        <table:table-row table:style-name="ro1">
          <table:table-cell table:number-columns-repeated="25"/>
          <table:table-cell table:formula="of:=1+[.Z80]" office:value-type="float" office:value="98" calcext:value-type="float">
            <text:p>98</text:p>
          </table:table-cell>
          <table:table-cell table:formula="of:=COUNTIF([.$A$1:.$T$20];[.Z81])" office:value-type="float" office:value="2" calcext:value-type="float">
            <text:p>2</text:p>
          </table:table-cell>
          <table:table-cell table:formula="of:=[.AA81]/400" office:value-type="float" office:value="0.005" calcext:value-type="float">
            <text:p>0,005</text:p>
          </table:table-cell>
          <table:table-cell table:formula="of:=(1/134)+[.AC80]" office:value-type="float" office:value="0.597014925373135" calcext:value-type="float">
            <text:p>0,597014925373135</text:p>
          </table:table-cell>
          <table:table-cell table:formula="of:=[.AC81]*100" office:value-type="float" office:value="59.7014925373135" calcext:value-type="float">
            <text:p>59,7014925373135</text:p>
          </table:table-cell>
          <table:table-cell table:formula="of:=FLOOR([.AD81])" office:value-type="float" office:value="59" calcext:value-type="float">
            <text:p>59</text:p>
          </table:table-cell>
        </table:table-row>
        <table:table-row table:style-name="ro1">
          <table:table-cell table:number-columns-repeated="25"/>
          <table:table-cell table:formula="of:=1+[.Z81]" office:value-type="float" office:value="99" calcext:value-type="float">
            <text:p>99</text:p>
          </table:table-cell>
          <table:table-cell table:formula="of:=COUNTIF([.$A$1:.$T$20];[.Z82])" office:value-type="float" office:value="0" calcext:value-type="float">
            <text:p>0</text:p>
          </table:table-cell>
          <table:table-cell table:formula="of:=[.AA82]/400" office:value-type="float" office:value="0" calcext:value-type="float">
            <text:p>0</text:p>
          </table:table-cell>
          <table:table-cell table:formula="of:=(1/134)+[.AC81]" office:value-type="float" office:value="0.604477611940299" calcext:value-type="float">
            <text:p>0,604477611940299</text:p>
          </table:table-cell>
          <table:table-cell table:formula="of:=[.AC82]*100" office:value-type="float" office:value="60.4477611940299" calcext:value-type="float">
            <text:p>60,4477611940299</text:p>
          </table:table-cell>
          <table:table-cell table:formula="of:=FLOOR([.AD82])" office:value-type="float" office:value="60" calcext:value-type="float">
            <text:p>60</text:p>
          </table:table-cell>
        </table:table-row>
        <table:table-row table:style-name="ro1">
          <table:table-cell table:number-columns-repeated="25"/>
          <table:table-cell table:formula="of:=1+[.Z82]" office:value-type="float" office:value="100" calcext:value-type="float">
            <text:p>100</text:p>
          </table:table-cell>
          <table:table-cell table:formula="of:=COUNTIF([.$A$1:.$T$20];[.Z83])" office:value-type="float" office:value="1" calcext:value-type="float">
            <text:p>1</text:p>
          </table:table-cell>
          <table:table-cell table:formula="of:=[.AA83]/400" office:value-type="float" office:value="0.0025" calcext:value-type="float">
            <text:p>0,0025</text:p>
          </table:table-cell>
          <table:table-cell table:formula="of:=(1/134)+[.AC82]" office:value-type="float" office:value="0.611940298507464" calcext:value-type="float">
            <text:p>0,611940298507464</text:p>
          </table:table-cell>
          <table:table-cell table:formula="of:=[.AC83]*100" office:value-type="float" office:value="61.1940298507464" calcext:value-type="float">
            <text:p>61,1940298507464</text:p>
          </table:table-cell>
          <table:table-cell table:formula="of:=FLOOR([.AD83])" office:value-type="float" office:value="61" calcext:value-type="float">
            <text:p>61</text:p>
          </table:table-cell>
        </table:table-row>
        <table:table-row table:style-name="ro1">
          <table:table-cell table:number-columns-repeated="25"/>
          <table:table-cell table:formula="of:=1+[.Z83]" office:value-type="float" office:value="101" calcext:value-type="float">
            <text:p>101</text:p>
          </table:table-cell>
          <table:table-cell table:formula="of:=COUNTIF([.$A$1:.$T$20];[.Z84])" office:value-type="float" office:value="6" calcext:value-type="float">
            <text:p>6</text:p>
          </table:table-cell>
          <table:table-cell table:formula="of:=[.AA84]/400" office:value-type="float" office:value="0.015" calcext:value-type="float">
            <text:p>0,015</text:p>
          </table:table-cell>
          <table:table-cell table:formula="of:=(1/134)+[.AC83]" office:value-type="float" office:value="0.619402985074628" calcext:value-type="float">
            <text:p>0,619402985074628</text:p>
          </table:table-cell>
          <table:table-cell table:formula="of:=[.AC84]*100" office:value-type="float" office:value="61.9402985074628" calcext:value-type="float">
            <text:p>61,9402985074628</text:p>
          </table:table-cell>
          <table:table-cell table:formula="of:=FLOOR([.AD84])" office:value-type="float" office:value="61" calcext:value-type="float">
            <text:p>61</text:p>
          </table:table-cell>
        </table:table-row>
        <table:table-row table:style-name="ro1">
          <table:table-cell table:number-columns-repeated="25"/>
          <table:table-cell table:formula="of:=1+[.Z84]" office:value-type="float" office:value="102" calcext:value-type="float">
            <text:p>102</text:p>
          </table:table-cell>
          <table:table-cell table:formula="of:=COUNTIF([.$A$1:.$T$20];[.Z85])" office:value-type="float" office:value="1" calcext:value-type="float">
            <text:p>1</text:p>
          </table:table-cell>
          <table:table-cell table:formula="of:=[.AA85]/400" office:value-type="float" office:value="0.0025" calcext:value-type="float">
            <text:p>0,0025</text:p>
          </table:table-cell>
          <table:table-cell table:formula="of:=(1/134)+[.AC84]" office:value-type="float" office:value="0.626865671641792" calcext:value-type="float">
            <text:p>0,626865671641792</text:p>
          </table:table-cell>
          <table:table-cell table:formula="of:=[.AC85]*100" office:value-type="float" office:value="62.6865671641792" calcext:value-type="float">
            <text:p>62,6865671641792</text:p>
          </table:table-cell>
          <table:table-cell table:formula="of:=FLOOR([.AD85])" office:value-type="float" office:value="62" calcext:value-type="float">
            <text:p>62</text:p>
          </table:table-cell>
        </table:table-row>
        <table:table-row table:style-name="ro1">
          <table:table-cell table:number-columns-repeated="25"/>
          <table:table-cell table:formula="of:=1+[.Z85]" office:value-type="float" office:value="103" calcext:value-type="float">
            <text:p>103</text:p>
          </table:table-cell>
          <table:table-cell table:formula="of:=COUNTIF([.$A$1:.$T$20];[.Z86])" office:value-type="float" office:value="3" calcext:value-type="float">
            <text:p>3</text:p>
          </table:table-cell>
          <table:table-cell table:formula="of:=[.AA86]/400" office:value-type="float" office:value="0.0075" calcext:value-type="float">
            <text:p>0,0075</text:p>
          </table:table-cell>
          <table:table-cell table:formula="of:=(1/134)+[.AC85]" office:value-type="float" office:value="0.634328358208956" calcext:value-type="float">
            <text:p>0,634328358208956</text:p>
          </table:table-cell>
          <table:table-cell table:formula="of:=[.AC86]*100" office:value-type="float" office:value="63.4328358208956" calcext:value-type="float">
            <text:p>63,4328358208956</text:p>
          </table:table-cell>
          <table:table-cell table:formula="of:=FLOOR([.AD86])" office:value-type="float" office:value="63" calcext:value-type="float">
            <text:p>63</text:p>
          </table:table-cell>
        </table:table-row>
        <table:table-row table:style-name="ro1">
          <table:table-cell table:number-columns-repeated="25"/>
          <table:table-cell table:formula="of:=1+[.Z86]" office:value-type="float" office:value="104" calcext:value-type="float">
            <text:p>104</text:p>
          </table:table-cell>
          <table:table-cell table:formula="of:=COUNTIF([.$A$1:.$T$20];[.Z87])" office:value-type="float" office:value="1" calcext:value-type="float">
            <text:p>1</text:p>
          </table:table-cell>
          <table:table-cell table:formula="of:=[.AA87]/400" office:value-type="float" office:value="0.0025" calcext:value-type="float">
            <text:p>0,0025</text:p>
          </table:table-cell>
          <table:table-cell table:formula="of:=(1/134)+[.AC86]" office:value-type="float" office:value="0.64179104477612" calcext:value-type="float">
            <text:p>0,64179104477612</text:p>
          </table:table-cell>
          <table:table-cell table:formula="of:=[.AC87]*100" office:value-type="float" office:value="64.179104477612" calcext:value-type="float">
            <text:p>64,179104477612</text:p>
          </table:table-cell>
          <table:table-cell table:formula="of:=FLOOR([.AD87])" office:value-type="float" office:value="64" calcext:value-type="float">
            <text:p>64</text:p>
          </table:table-cell>
        </table:table-row>
        <table:table-row table:style-name="ro1">
          <table:table-cell table:number-columns-repeated="25"/>
          <table:table-cell table:formula="of:=1+[.Z87]" office:value-type="float" office:value="105" calcext:value-type="float">
            <text:p>105</text:p>
          </table:table-cell>
          <table:table-cell table:formula="of:=COUNTIF([.$A$1:.$T$20];[.Z88])" office:value-type="float" office:value="2" calcext:value-type="float">
            <text:p>2</text:p>
          </table:table-cell>
          <table:table-cell table:formula="of:=[.AA88]/400" office:value-type="float" office:value="0.005" calcext:value-type="float">
            <text:p>0,005</text:p>
          </table:table-cell>
          <table:table-cell table:formula="of:=(1/134)+[.AC87]" office:value-type="float" office:value="0.649253731343285" calcext:value-type="float">
            <text:p>0,649253731343285</text:p>
          </table:table-cell>
          <table:table-cell table:formula="of:=[.AC88]*100" office:value-type="float" office:value="64.9253731343285" calcext:value-type="float">
            <text:p>64,9253731343285</text:p>
          </table:table-cell>
          <table:table-cell table:formula="of:=FLOOR([.AD88])" office:value-type="float" office:value="64" calcext:value-type="float">
            <text:p>64</text:p>
          </table:table-cell>
        </table:table-row>
        <table:table-row table:style-name="ro1">
          <table:table-cell table:number-columns-repeated="25"/>
          <table:table-cell table:formula="of:=1+[.Z88]" office:value-type="float" office:value="106" calcext:value-type="float">
            <text:p>106</text:p>
          </table:table-cell>
          <table:table-cell table:formula="of:=COUNTIF([.$A$1:.$T$20];[.Z89])" office:value-type="float" office:value="2" calcext:value-type="float">
            <text:p>2</text:p>
          </table:table-cell>
          <table:table-cell table:formula="of:=[.AA89]/400" office:value-type="float" office:value="0.005" calcext:value-type="float">
            <text:p>0,005</text:p>
          </table:table-cell>
          <table:table-cell table:formula="of:=(1/134)+[.AC88]" office:value-type="float" office:value="0.656716417910449" calcext:value-type="float">
            <text:p>0,656716417910449</text:p>
          </table:table-cell>
          <table:table-cell table:formula="of:=[.AC89]*100" office:value-type="float" office:value="65.6716417910449" calcext:value-type="float">
            <text:p>65,6716417910449</text:p>
          </table:table-cell>
          <table:table-cell table:formula="of:=FLOOR([.AD89])" office:value-type="float" office:value="65" calcext:value-type="float">
            <text:p>65</text:p>
          </table:table-cell>
        </table:table-row>
        <table:table-row table:style-name="ro1">
          <table:table-cell table:number-columns-repeated="25"/>
          <table:table-cell table:formula="of:=1+[.Z89]" office:value-type="float" office:value="107" calcext:value-type="float">
            <text:p>107</text:p>
          </table:table-cell>
          <table:table-cell table:formula="of:=COUNTIF([.$A$1:.$T$20];[.Z90])" office:value-type="float" office:value="2" calcext:value-type="float">
            <text:p>2</text:p>
          </table:table-cell>
          <table:table-cell table:formula="of:=[.AA90]/400" office:value-type="float" office:value="0.005" calcext:value-type="float">
            <text:p>0,005</text:p>
          </table:table-cell>
          <table:table-cell table:formula="of:=(1/134)+[.AC89]" office:value-type="float" office:value="0.664179104477613" calcext:value-type="float">
            <text:p>0,664179104477613</text:p>
          </table:table-cell>
          <table:table-cell table:formula="of:=[.AC90]*100" office:value-type="float" office:value="66.4179104477613" calcext:value-type="float">
            <text:p>66,4179104477613</text:p>
          </table:table-cell>
          <table:table-cell table:formula="of:=FLOOR([.AD90])" office:value-type="float" office:value="66" calcext:value-type="float">
            <text:p>66</text:p>
          </table:table-cell>
        </table:table-row>
        <table:table-row table:style-name="ro1">
          <table:table-cell table:number-columns-repeated="25"/>
          <table:table-cell table:formula="of:=1+[.Z90]" office:value-type="float" office:value="108" calcext:value-type="float">
            <text:p>108</text:p>
          </table:table-cell>
          <table:table-cell table:formula="of:=COUNTIF([.$A$1:.$T$20];[.Z91])" office:value-type="float" office:value="4" calcext:value-type="float">
            <text:p>4</text:p>
          </table:table-cell>
          <table:table-cell table:formula="of:=[.AA91]/400" office:value-type="float" office:value="0.01" calcext:value-type="float">
            <text:p>0,01</text:p>
          </table:table-cell>
          <table:table-cell table:formula="of:=(1/134)+[.AC90]" office:value-type="float" office:value="0.671641791044777" calcext:value-type="float">
            <text:p>0,671641791044777</text:p>
          </table:table-cell>
          <table:table-cell table:formula="of:=[.AC91]*100" office:value-type="float" office:value="67.1641791044777" calcext:value-type="float">
            <text:p>67,1641791044777</text:p>
          </table:table-cell>
          <table:table-cell table:formula="of:=FLOOR([.AD91])" office:value-type="float" office:value="67" calcext:value-type="float">
            <text:p>67</text:p>
          </table:table-cell>
        </table:table-row>
        <table:table-row table:style-name="ro1">
          <table:table-cell table:number-columns-repeated="25"/>
          <table:table-cell table:formula="of:=1+[.Z91]" office:value-type="float" office:value="109" calcext:value-type="float">
            <text:p>109</text:p>
          </table:table-cell>
          <table:table-cell table:formula="of:=COUNTIF([.$A$1:.$T$20];[.Z92])" office:value-type="float" office:value="3" calcext:value-type="float">
            <text:p>3</text:p>
          </table:table-cell>
          <table:table-cell table:formula="of:=[.AA92]/400" office:value-type="float" office:value="0.0075" calcext:value-type="float">
            <text:p>0,0075</text:p>
          </table:table-cell>
          <table:table-cell table:formula="of:=(1/134)+[.AC91]" office:value-type="float" office:value="0.679104477611941" calcext:value-type="float">
            <text:p>0,679104477611941</text:p>
          </table:table-cell>
          <table:table-cell table:formula="of:=[.AC92]*100" office:value-type="float" office:value="67.9104477611941" calcext:value-type="float">
            <text:p>67,9104477611941</text:p>
          </table:table-cell>
          <table:table-cell table:formula="of:=FLOOR([.AD92])" office:value-type="float" office:value="67" calcext:value-type="float">
            <text:p>67</text:p>
          </table:table-cell>
        </table:table-row>
        <table:table-row table:style-name="ro1">
          <table:table-cell table:number-columns-repeated="25"/>
          <table:table-cell table:formula="of:=1+[.Z92]" office:value-type="float" office:value="110" calcext:value-type="float">
            <text:p>110</text:p>
          </table:table-cell>
          <table:table-cell table:formula="of:=COUNTIF([.$A$1:.$T$20];[.Z93])" office:value-type="float" office:value="2" calcext:value-type="float">
            <text:p>2</text:p>
          </table:table-cell>
          <table:table-cell table:formula="of:=[.AA93]/400" office:value-type="float" office:value="0.005" calcext:value-type="float">
            <text:p>0,005</text:p>
          </table:table-cell>
          <table:table-cell table:formula="of:=(1/134)+[.AC92]" office:value-type="float" office:value="0.686567164179106" calcext:value-type="float">
            <text:p>0,686567164179106</text:p>
          </table:table-cell>
          <table:table-cell table:formula="of:=[.AC93]*100" office:value-type="float" office:value="68.6567164179106" calcext:value-type="float">
            <text:p>68,6567164179106</text:p>
          </table:table-cell>
          <table:table-cell table:formula="of:=FLOOR([.AD93])" office:value-type="float" office:value="68" calcext:value-type="float">
            <text:p>68</text:p>
          </table:table-cell>
        </table:table-row>
        <table:table-row table:style-name="ro1">
          <table:table-cell table:number-columns-repeated="25"/>
          <table:table-cell table:formula="of:=1+[.Z93]" office:value-type="float" office:value="111" calcext:value-type="float">
            <text:p>111</text:p>
          </table:table-cell>
          <table:table-cell table:formula="of:=COUNTIF([.$A$1:.$T$20];[.Z94])" office:value-type="float" office:value="3" calcext:value-type="float">
            <text:p>3</text:p>
          </table:table-cell>
          <table:table-cell table:formula="of:=[.AA94]/400" office:value-type="float" office:value="0.0075" calcext:value-type="float">
            <text:p>0,0075</text:p>
          </table:table-cell>
          <table:table-cell table:formula="of:=(1/134)+[.AC93]" office:value-type="float" office:value="0.69402985074627" calcext:value-type="float">
            <text:p>0,69402985074627</text:p>
          </table:table-cell>
          <table:table-cell table:formula="of:=[.AC94]*100" office:value-type="float" office:value="69.402985074627" calcext:value-type="float">
            <text:p>69,402985074627</text:p>
          </table:table-cell>
          <table:table-cell table:formula="of:=FLOOR([.AD94])" office:value-type="float" office:value="69" calcext:value-type="float">
            <text:p>69</text:p>
          </table:table-cell>
        </table:table-row>
        <table:table-row table:style-name="ro1">
          <table:table-cell table:number-columns-repeated="25"/>
          <table:table-cell table:formula="of:=1+[.Z94]" office:value-type="float" office:value="112" calcext:value-type="float">
            <text:p>112</text:p>
          </table:table-cell>
          <table:table-cell table:formula="of:=COUNTIF([.$A$1:.$T$20];[.Z95])" office:value-type="float" office:value="1" calcext:value-type="float">
            <text:p>1</text:p>
          </table:table-cell>
          <table:table-cell table:formula="of:=[.AA95]/400" office:value-type="float" office:value="0.0025" calcext:value-type="float">
            <text:p>0,0025</text:p>
          </table:table-cell>
          <table:table-cell table:formula="of:=(1/134)+[.AC94]" office:value-type="float" office:value="0.701492537313434" calcext:value-type="float">
            <text:p>0,701492537313434</text:p>
          </table:table-cell>
          <table:table-cell table:formula="of:=[.AC95]*100" office:value-type="float" office:value="70.1492537313434" calcext:value-type="float">
            <text:p>70,1492537313434</text:p>
          </table:table-cell>
          <table:table-cell table:formula="of:=FLOOR([.AD95])" office:value-type="float" office:value="70" calcext:value-type="float">
            <text:p>70</text:p>
          </table:table-cell>
        </table:table-row>
        <table:table-row table:style-name="ro1">
          <table:table-cell table:number-columns-repeated="25"/>
          <table:table-cell table:formula="of:=1+[.Z95]" office:value-type="float" office:value="113" calcext:value-type="float">
            <text:p>113</text:p>
          </table:table-cell>
          <table:table-cell table:formula="of:=COUNTIF([.$A$1:.$T$20];[.Z96])" office:value-type="float" office:value="5" calcext:value-type="float">
            <text:p>5</text:p>
          </table:table-cell>
          <table:table-cell table:formula="of:=[.AA96]/400" office:value-type="float" office:value="0.0125" calcext:value-type="float">
            <text:p>0,0125</text:p>
          </table:table-cell>
          <table:table-cell table:formula="of:=(1/134)+[.AC95]" office:value-type="float" office:value="0.708955223880598" calcext:value-type="float">
            <text:p>0,708955223880598</text:p>
          </table:table-cell>
          <table:table-cell table:formula="of:=[.AC96]*100" office:value-type="float" office:value="70.8955223880598" calcext:value-type="float">
            <text:p>70,8955223880598</text:p>
          </table:table-cell>
          <table:table-cell table:formula="of:=FLOOR([.AD96])" office:value-type="float" office:value="70" calcext:value-type="float">
            <text:p>70</text:p>
          </table:table-cell>
        </table:table-row>
        <table:table-row table:style-name="ro1">
          <table:table-cell table:number-columns-repeated="25"/>
          <table:table-cell table:formula="of:=1+[.Z96]" office:value-type="float" office:value="114" calcext:value-type="float">
            <text:p>114</text:p>
          </table:table-cell>
          <table:table-cell table:formula="of:=COUNTIF([.$A$1:.$T$20];[.Z97])" office:value-type="float" office:value="0" calcext:value-type="float">
            <text:p>0</text:p>
          </table:table-cell>
          <table:table-cell table:formula="of:=[.AA97]/400" office:value-type="float" office:value="0" calcext:value-type="float">
            <text:p>0</text:p>
          </table:table-cell>
          <table:table-cell table:formula="of:=(1/134)+[.AC96]" office:value-type="float" office:value="0.716417910447762" calcext:value-type="float">
            <text:p>0,716417910447762</text:p>
          </table:table-cell>
          <table:table-cell table:formula="of:=[.AC97]*100" office:value-type="float" office:value="71.6417910447762" calcext:value-type="float">
            <text:p>71,6417910447762</text:p>
          </table:table-cell>
          <table:table-cell table:formula="of:=FLOOR([.AD97])" office:value-type="float" office:value="71" calcext:value-type="float">
            <text:p>71</text:p>
          </table:table-cell>
        </table:table-row>
        <table:table-row table:style-name="ro1">
          <table:table-cell table:number-columns-repeated="25"/>
          <table:table-cell table:formula="of:=1+[.Z97]" office:value-type="float" office:value="115" calcext:value-type="float">
            <text:p>115</text:p>
          </table:table-cell>
          <table:table-cell table:formula="of:=COUNTIF([.$A$1:.$T$20];[.Z98])" office:value-type="float" office:value="4" calcext:value-type="float">
            <text:p>4</text:p>
          </table:table-cell>
          <table:table-cell table:formula="of:=[.AA98]/400" office:value-type="float" office:value="0.01" calcext:value-type="float">
            <text:p>0,01</text:p>
          </table:table-cell>
          <table:table-cell table:formula="of:=(1/134)+[.AC97]" office:value-type="float" office:value="0.723880597014927" calcext:value-type="float">
            <text:p>0,723880597014927</text:p>
          </table:table-cell>
          <table:table-cell table:formula="of:=[.AC98]*100" office:value-type="float" office:value="72.3880597014927" calcext:value-type="float">
            <text:p>72,3880597014927</text:p>
          </table:table-cell>
          <table:table-cell table:formula="of:=FLOOR([.AD98])" office:value-type="float" office:value="72" calcext:value-type="float">
            <text:p>72</text:p>
          </table:table-cell>
        </table:table-row>
        <table:table-row table:style-name="ro1">
          <table:table-cell table:number-columns-repeated="25"/>
          <table:table-cell table:formula="of:=1+[.Z98]" office:value-type="float" office:value="116" calcext:value-type="float">
            <text:p>116</text:p>
          </table:table-cell>
          <table:table-cell table:formula="of:=COUNTIF([.$A$1:.$T$20];[.Z99])" office:value-type="float" office:value="0" calcext:value-type="float">
            <text:p>0</text:p>
          </table:table-cell>
          <table:table-cell table:formula="of:=[.AA99]/400" office:value-type="float" office:value="0" calcext:value-type="float">
            <text:p>0</text:p>
          </table:table-cell>
          <table:table-cell table:formula="of:=(1/134)+[.AC98]" office:value-type="float" office:value="0.731343283582091" calcext:value-type="float">
            <text:p>0,731343283582091</text:p>
          </table:table-cell>
          <table:table-cell table:formula="of:=[.AC99]*100" office:value-type="float" office:value="73.1343283582091" calcext:value-type="float">
            <text:p>73,1343283582091</text:p>
          </table:table-cell>
          <table:table-cell table:formula="of:=FLOOR([.AD99])" office:value-type="float" office:value="73" calcext:value-type="float">
            <text:p>73</text:p>
          </table:table-cell>
        </table:table-row>
        <table:table-row table:style-name="ro1">
          <table:table-cell table:number-columns-repeated="25"/>
          <table:table-cell table:formula="of:=1+[.Z99]" office:value-type="float" office:value="117" calcext:value-type="float">
            <text:p>117</text:p>
          </table:table-cell>
          <table:table-cell table:formula="of:=COUNTIF([.$A$1:.$T$20];[.Z100])" office:value-type="float" office:value="2" calcext:value-type="float">
            <text:p>2</text:p>
          </table:table-cell>
          <table:table-cell table:formula="of:=[.AA100]/400" office:value-type="float" office:value="0.005" calcext:value-type="float">
            <text:p>0,005</text:p>
          </table:table-cell>
          <table:table-cell table:formula="of:=(1/134)+[.AC99]" office:value-type="float" office:value="0.738805970149255" calcext:value-type="float">
            <text:p>0,738805970149255</text:p>
          </table:table-cell>
          <table:table-cell table:formula="of:=[.AC100]*100" office:value-type="float" office:value="73.8805970149255" calcext:value-type="float">
            <text:p>73,8805970149255</text:p>
          </table:table-cell>
          <table:table-cell table:formula="of:=FLOOR([.AD100])" office:value-type="float" office:value="73" calcext:value-type="float">
            <text:p>73</text:p>
          </table:table-cell>
        </table:table-row>
        <table:table-row table:style-name="ro1">
          <table:table-cell table:number-columns-repeated="25"/>
          <table:table-cell table:formula="of:=1+[.Z100]" office:value-type="float" office:value="118" calcext:value-type="float">
            <text:p>118</text:p>
          </table:table-cell>
          <table:table-cell table:formula="of:=COUNTIF([.$A$1:.$T$20];[.Z101])" office:value-type="float" office:value="3" calcext:value-type="float">
            <text:p>3</text:p>
          </table:table-cell>
          <table:table-cell table:formula="of:=[.AA101]/400" office:value-type="float" office:value="0.0075" calcext:value-type="float">
            <text:p>0,0075</text:p>
          </table:table-cell>
          <table:table-cell table:formula="of:=(1/134)+[.AC100]" office:value-type="float" office:value="0.746268656716419" calcext:value-type="float">
            <text:p>0,746268656716419</text:p>
          </table:table-cell>
          <table:table-cell table:formula="of:=[.AC101]*100" office:value-type="float" office:value="74.6268656716419" calcext:value-type="float">
            <text:p>74,6268656716419</text:p>
          </table:table-cell>
          <table:table-cell table:formula="of:=FLOOR([.AD101])" office:value-type="float" office:value="74" calcext:value-type="float">
            <text:p>74</text:p>
          </table:table-cell>
        </table:table-row>
        <table:table-row table:style-name="ro1">
          <table:table-cell table:number-columns-repeated="25"/>
          <table:table-cell table:formula="of:=1+[.Z101]" office:value-type="float" office:value="119" calcext:value-type="float">
            <text:p>119</text:p>
          </table:table-cell>
          <table:table-cell table:formula="of:=COUNTIF([.$A$1:.$T$20];[.Z102])" office:value-type="float" office:value="5" calcext:value-type="float">
            <text:p>5</text:p>
          </table:table-cell>
          <table:table-cell table:formula="of:=[.AA102]/400" office:value-type="float" office:value="0.0125" calcext:value-type="float">
            <text:p>0,0125</text:p>
          </table:table-cell>
          <table:table-cell table:formula="of:=(1/134)+[.AC101]" office:value-type="float" office:value="0.753731343283583" calcext:value-type="float">
            <text:p>0,753731343283583</text:p>
          </table:table-cell>
          <table:table-cell table:formula="of:=[.AC102]*100" office:value-type="float" office:value="75.3731343283583" calcext:value-type="float">
            <text:p>75,3731343283583</text:p>
          </table:table-cell>
          <table:table-cell table:formula="of:=FLOOR([.AD102])" office:value-type="float" office:value="75" calcext:value-type="float">
            <text:p>75</text:p>
          </table:table-cell>
        </table:table-row>
        <table:table-row table:style-name="ro1">
          <table:table-cell table:number-columns-repeated="25"/>
          <table:table-cell table:formula="of:=1+[.Z102]" office:value-type="float" office:value="120" calcext:value-type="float">
            <text:p>120</text:p>
          </table:table-cell>
          <table:table-cell table:formula="of:=COUNTIF([.$A$1:.$T$20];[.Z103])" office:value-type="float" office:value="5" calcext:value-type="float">
            <text:p>5</text:p>
          </table:table-cell>
          <table:table-cell table:formula="of:=[.AA103]/400" office:value-type="float" office:value="0.0125" calcext:value-type="float">
            <text:p>0,0125</text:p>
          </table:table-cell>
          <table:table-cell table:formula="of:=(1/134)+[.AC102]" office:value-type="float" office:value="0.761194029850748" calcext:value-type="float">
            <text:p>0,761194029850748</text:p>
          </table:table-cell>
          <table:table-cell table:formula="of:=[.AC103]*100" office:value-type="float" office:value="76.1194029850748" calcext:value-type="float">
            <text:p>76,1194029850748</text:p>
          </table:table-cell>
          <table:table-cell table:formula="of:=FLOOR([.AD103])" office:value-type="float" office:value="76" calcext:value-type="float">
            <text:p>76</text:p>
          </table:table-cell>
        </table:table-row>
        <table:table-row table:style-name="ro1">
          <table:table-cell table:number-columns-repeated="25"/>
          <table:table-cell table:formula="of:=1+[.Z103]" office:value-type="float" office:value="121" calcext:value-type="float">
            <text:p>121</text:p>
          </table:table-cell>
          <table:table-cell table:formula="of:=COUNTIF([.$A$1:.$T$20];[.Z104])" office:value-type="float" office:value="4" calcext:value-type="float">
            <text:p>4</text:p>
          </table:table-cell>
          <table:table-cell table:formula="of:=[.AA104]/400" office:value-type="float" office:value="0.01" calcext:value-type="float">
            <text:p>0,01</text:p>
          </table:table-cell>
          <table:table-cell table:formula="of:=(1/134)+[.AC103]" office:value-type="float" office:value="0.768656716417912" calcext:value-type="float">
            <text:p>0,768656716417912</text:p>
          </table:table-cell>
          <table:table-cell table:formula="of:=[.AC104]*100" office:value-type="float" office:value="76.8656716417912" calcext:value-type="float">
            <text:p>76,8656716417912</text:p>
          </table:table-cell>
          <table:table-cell table:formula="of:=FLOOR([.AD104])" office:value-type="float" office:value="76" calcext:value-type="float">
            <text:p>76</text:p>
          </table:table-cell>
        </table:table-row>
        <table:table-row table:style-name="ro1">
          <table:table-cell table:number-columns-repeated="25"/>
          <table:table-cell table:formula="of:=1+[.Z104]" office:value-type="float" office:value="122" calcext:value-type="float">
            <text:p>122</text:p>
          </table:table-cell>
          <table:table-cell table:formula="of:=COUNTIF([.$A$1:.$T$20];[.Z105])" office:value-type="float" office:value="8" calcext:value-type="float">
            <text:p>8</text:p>
          </table:table-cell>
          <table:table-cell table:formula="of:=[.AA105]/400" office:value-type="float" office:value="0.02" calcext:value-type="float">
            <text:p>0,02</text:p>
          </table:table-cell>
          <table:table-cell table:formula="of:=(1/134)+[.AC104]" office:value-type="float" office:value="0.776119402985076" calcext:value-type="float">
            <text:p>0,776119402985076</text:p>
          </table:table-cell>
          <table:table-cell table:formula="of:=[.AC105]*100" office:value-type="float" office:value="77.6119402985076" calcext:value-type="float">
            <text:p>77,6119402985076</text:p>
          </table:table-cell>
          <table:table-cell table:formula="of:=FLOOR([.AD105])" office:value-type="float" office:value="77" calcext:value-type="float">
            <text:p>77</text:p>
          </table:table-cell>
        </table:table-row>
        <table:table-row table:style-name="ro1">
          <table:table-cell table:number-columns-repeated="25"/>
          <table:table-cell table:formula="of:=1+[.Z105]" office:value-type="float" office:value="123" calcext:value-type="float">
            <text:p>123</text:p>
          </table:table-cell>
          <table:table-cell table:formula="of:=COUNTIF([.$A$1:.$T$20];[.Z106])" office:value-type="float" office:value="0" calcext:value-type="float">
            <text:p>0</text:p>
          </table:table-cell>
          <table:table-cell table:formula="of:=[.AA106]/400" office:value-type="float" office:value="0" calcext:value-type="float">
            <text:p>0</text:p>
          </table:table-cell>
          <table:table-cell table:formula="of:=(1/134)+[.AC105]" office:value-type="float" office:value="0.78358208955224" calcext:value-type="float">
            <text:p>0,78358208955224</text:p>
          </table:table-cell>
          <table:table-cell table:formula="of:=[.AC106]*100" office:value-type="float" office:value="78.358208955224" calcext:value-type="float">
            <text:p>78,358208955224</text:p>
          </table:table-cell>
          <table:table-cell table:formula="of:=FLOOR([.AD106])" office:value-type="float" office:value="78" calcext:value-type="float">
            <text:p>78</text:p>
          </table:table-cell>
        </table:table-row>
        <table:table-row table:style-name="ro1">
          <table:table-cell table:number-columns-repeated="25"/>
          <table:table-cell table:formula="of:=1+[.Z106]" office:value-type="float" office:value="124" calcext:value-type="float">
            <text:p>124</text:p>
          </table:table-cell>
          <table:table-cell table:formula="of:=COUNTIF([.$A$1:.$T$20];[.Z107])" office:value-type="float" office:value="4" calcext:value-type="float">
            <text:p>4</text:p>
          </table:table-cell>
          <table:table-cell table:formula="of:=[.AA107]/400" office:value-type="float" office:value="0.01" calcext:value-type="float">
            <text:p>0,01</text:p>
          </table:table-cell>
          <table:table-cell table:formula="of:=(1/134)+[.AC106]" office:value-type="float" office:value="0.791044776119404" calcext:value-type="float">
            <text:p>0,791044776119404</text:p>
          </table:table-cell>
          <table:table-cell table:formula="of:=[.AC107]*100" office:value-type="float" office:value="79.1044776119404" calcext:value-type="float">
            <text:p>79,1044776119404</text:p>
          </table:table-cell>
          <table:table-cell table:formula="of:=FLOOR([.AD107])" office:value-type="float" office:value="79" calcext:value-type="float">
            <text:p>79</text:p>
          </table:table-cell>
        </table:table-row>
        <table:table-row table:style-name="ro1">
          <table:table-cell table:number-columns-repeated="25"/>
          <table:table-cell table:formula="of:=1+[.Z107]" office:value-type="float" office:value="125" calcext:value-type="float">
            <text:p>125</text:p>
          </table:table-cell>
          <table:table-cell table:formula="of:=COUNTIF([.$A$1:.$T$20];[.Z108])" office:value-type="float" office:value="3" calcext:value-type="float">
            <text:p>3</text:p>
          </table:table-cell>
          <table:table-cell table:formula="of:=[.AA108]/400" office:value-type="float" office:value="0.0075" calcext:value-type="float">
            <text:p>0,0075</text:p>
          </table:table-cell>
          <table:table-cell table:formula="of:=(1/134)+[.AC107]" office:value-type="float" office:value="0.798507462686569" calcext:value-type="float">
            <text:p>0,798507462686569</text:p>
          </table:table-cell>
          <table:table-cell table:formula="of:=[.AC108]*100" office:value-type="float" office:value="79.8507462686569" calcext:value-type="float">
            <text:p>79,8507462686569</text:p>
          </table:table-cell>
          <table:table-cell table:formula="of:=FLOOR([.AD108])" office:value-type="float" office:value="79" calcext:value-type="float">
            <text:p>79</text:p>
          </table:table-cell>
        </table:table-row>
        <table:table-row table:style-name="ro1">
          <table:table-cell table:number-columns-repeated="25"/>
          <table:table-cell table:formula="of:=1+[.Z108]" office:value-type="float" office:value="126" calcext:value-type="float">
            <text:p>126</text:p>
          </table:table-cell>
          <table:table-cell table:formula="of:=COUNTIF([.$A$1:.$T$20];[.Z109])" office:value-type="float" office:value="3" calcext:value-type="float">
            <text:p>3</text:p>
          </table:table-cell>
          <table:table-cell table:formula="of:=[.AA109]/400" office:value-type="float" office:value="0.0075" calcext:value-type="float">
            <text:p>0,0075</text:p>
          </table:table-cell>
          <table:table-cell table:formula="of:=(1/134)+[.AC108]" office:value-type="float" office:value="0.805970149253733" calcext:value-type="float">
            <text:p>0,805970149253733</text:p>
          </table:table-cell>
          <table:table-cell table:formula="of:=[.AC109]*100" office:value-type="float" office:value="80.5970149253733" calcext:value-type="float">
            <text:p>80,5970149253733</text:p>
          </table:table-cell>
          <table:table-cell table:formula="of:=FLOOR([.AD109])" office:value-type="float" office:value="80" calcext:value-type="float">
            <text:p>80</text:p>
          </table:table-cell>
        </table:table-row>
        <table:table-row table:style-name="ro1">
          <table:table-cell table:number-columns-repeated="25"/>
          <table:table-cell table:formula="of:=1+[.Z109]" office:value-type="float" office:value="127" calcext:value-type="float">
            <text:p>127</text:p>
          </table:table-cell>
          <table:table-cell table:formula="of:=COUNTIF([.$A$1:.$T$20];[.Z110])" office:value-type="float" office:value="5" calcext:value-type="float">
            <text:p>5</text:p>
          </table:table-cell>
          <table:table-cell table:formula="of:=[.AA110]/400" office:value-type="float" office:value="0.0125" calcext:value-type="float">
            <text:p>0,0125</text:p>
          </table:table-cell>
          <table:table-cell table:formula="of:=(1/134)+[.AC109]" office:value-type="float" office:value="0.813432835820897" calcext:value-type="float">
            <text:p>0,813432835820897</text:p>
          </table:table-cell>
          <table:table-cell table:formula="of:=[.AC110]*100" office:value-type="float" office:value="81.3432835820897" calcext:value-type="float">
            <text:p>81,3432835820897</text:p>
          </table:table-cell>
          <table:table-cell table:formula="of:=FLOOR([.AD110])" office:value-type="float" office:value="81" calcext:value-type="float">
            <text:p>81</text:p>
          </table:table-cell>
        </table:table-row>
        <table:table-row table:style-name="ro1">
          <table:table-cell table:number-columns-repeated="25"/>
          <table:table-cell table:formula="of:=1+[.Z110]" office:value-type="float" office:value="128" calcext:value-type="float">
            <text:p>128</text:p>
          </table:table-cell>
          <table:table-cell table:formula="of:=COUNTIF([.$A$1:.$T$20];[.Z111])" office:value-type="float" office:value="3" calcext:value-type="float">
            <text:p>3</text:p>
          </table:table-cell>
          <table:table-cell table:formula="of:=[.AA111]/400" office:value-type="float" office:value="0.0075" calcext:value-type="float">
            <text:p>0,0075</text:p>
          </table:table-cell>
          <table:table-cell table:formula="of:=(1/134)+[.AC110]" office:value-type="float" office:value="0.820895522388061" calcext:value-type="float">
            <text:p>0,820895522388061</text:p>
          </table:table-cell>
          <table:table-cell table:formula="of:=[.AC111]*100" office:value-type="float" office:value="82.0895522388061" calcext:value-type="float">
            <text:p>82,0895522388061</text:p>
          </table:table-cell>
          <table:table-cell table:formula="of:=FLOOR([.AD111])" office:value-type="float" office:value="82" calcext:value-type="float">
            <text:p>82</text:p>
          </table:table-cell>
        </table:table-row>
        <table:table-row table:style-name="ro1">
          <table:table-cell table:number-columns-repeated="25"/>
          <table:table-cell table:formula="of:=1+[.Z111]" office:value-type="float" office:value="129" calcext:value-type="float">
            <text:p>129</text:p>
          </table:table-cell>
          <table:table-cell table:formula="of:=COUNTIF([.$A$1:.$T$20];[.Z112])" office:value-type="float" office:value="7" calcext:value-type="float">
            <text:p>7</text:p>
          </table:table-cell>
          <table:table-cell table:formula="of:=[.AA112]/400" office:value-type="float" office:value="0.0175" calcext:value-type="float">
            <text:p>0,0175</text:p>
          </table:table-cell>
          <table:table-cell table:formula="of:=(1/134)+[.AC111]" office:value-type="float" office:value="0.828358208955225" calcext:value-type="float">
            <text:p>0,828358208955225</text:p>
          </table:table-cell>
          <table:table-cell table:formula="of:=[.AC112]*100" office:value-type="float" office:value="82.8358208955225" calcext:value-type="float">
            <text:p>82,8358208955225</text:p>
          </table:table-cell>
          <table:table-cell table:formula="of:=FLOOR([.AD112])" office:value-type="float" office:value="82" calcext:value-type="float">
            <text:p>82</text:p>
          </table:table-cell>
        </table:table-row>
        <table:table-row table:style-name="ro1">
          <table:table-cell table:number-columns-repeated="25"/>
          <table:table-cell table:formula="of:=1+[.Z112]" office:value-type="float" office:value="130" calcext:value-type="float">
            <text:p>130</text:p>
          </table:table-cell>
          <table:table-cell table:formula="of:=COUNTIF([.$A$1:.$T$20];[.Z113])" office:value-type="float" office:value="9" calcext:value-type="float">
            <text:p>9</text:p>
          </table:table-cell>
          <table:table-cell table:formula="of:=[.AA113]/400" office:value-type="float" office:value="0.0225" calcext:value-type="float">
            <text:p>0,0225</text:p>
          </table:table-cell>
          <table:table-cell table:formula="of:=(1/134)+[.AC112]" office:value-type="float" office:value="0.83582089552239" calcext:value-type="float">
            <text:p>0,83582089552239</text:p>
          </table:table-cell>
          <table:table-cell table:formula="of:=[.AC113]*100" office:value-type="float" office:value="83.582089552239" calcext:value-type="float">
            <text:p>83,582089552239</text:p>
          </table:table-cell>
          <table:table-cell table:formula="of:=FLOOR([.AD113])" office:value-type="float" office:value="83" calcext:value-type="float">
            <text:p>83</text:p>
          </table:table-cell>
        </table:table-row>
        <table:table-row table:style-name="ro1">
          <table:table-cell table:number-columns-repeated="25"/>
          <table:table-cell table:formula="of:=1+[.Z113]" office:value-type="float" office:value="131" calcext:value-type="float">
            <text:p>131</text:p>
          </table:table-cell>
          <table:table-cell table:formula="of:=COUNTIF([.$A$1:.$T$20];[.Z114])" office:value-type="float" office:value="3" calcext:value-type="float">
            <text:p>3</text:p>
          </table:table-cell>
          <table:table-cell table:formula="of:=[.AA114]/400" office:value-type="float" office:value="0.0075" calcext:value-type="float">
            <text:p>0,0075</text:p>
          </table:table-cell>
          <table:table-cell table:formula="of:=(1/134)+[.AC113]" office:value-type="float" office:value="0.843283582089554" calcext:value-type="float">
            <text:p>0,843283582089554</text:p>
          </table:table-cell>
          <table:table-cell table:formula="of:=[.AC114]*100" office:value-type="float" office:value="84.3283582089554" calcext:value-type="float">
            <text:p>84,3283582089554</text:p>
          </table:table-cell>
          <table:table-cell table:formula="of:=FLOOR([.AD114])" office:value-type="float" office:value="84" calcext:value-type="float">
            <text:p>84</text:p>
          </table:table-cell>
        </table:table-row>
        <table:table-row table:style-name="ro1">
          <table:table-cell table:number-columns-repeated="25"/>
          <table:table-cell table:formula="of:=1+[.Z114]" office:value-type="float" office:value="132" calcext:value-type="float">
            <text:p>132</text:p>
          </table:table-cell>
          <table:table-cell table:formula="of:=COUNTIF([.$A$1:.$T$20];[.Z115])" office:value-type="float" office:value="8" calcext:value-type="float">
            <text:p>8</text:p>
          </table:table-cell>
          <table:table-cell table:formula="of:=[.AA115]/400" office:value-type="float" office:value="0.02" calcext:value-type="float">
            <text:p>0,02</text:p>
          </table:table-cell>
          <table:table-cell table:formula="of:=(1/134)+[.AC114]" office:value-type="float" office:value="0.850746268656718" calcext:value-type="float">
            <text:p>0,850746268656718</text:p>
          </table:table-cell>
          <table:table-cell table:formula="of:=[.AC115]*100" office:value-type="float" office:value="85.0746268656718" calcext:value-type="float">
            <text:p>85,0746268656718</text:p>
          </table:table-cell>
          <table:table-cell table:formula="of:=FLOOR([.AD115])" office:value-type="float" office:value="85" calcext:value-type="float">
            <text:p>85</text:p>
          </table:table-cell>
        </table:table-row>
        <table:table-row table:style-name="ro1">
          <table:table-cell table:number-columns-repeated="25"/>
          <table:table-cell table:formula="of:=1+[.Z115]" office:value-type="float" office:value="133" calcext:value-type="float">
            <text:p>133</text:p>
          </table:table-cell>
          <table:table-cell table:formula="of:=COUNTIF([.$A$1:.$T$20];[.Z116])" office:value-type="float" office:value="8" calcext:value-type="float">
            <text:p>8</text:p>
          </table:table-cell>
          <table:table-cell table:formula="of:=[.AA116]/400" office:value-type="float" office:value="0.02" calcext:value-type="float">
            <text:p>0,02</text:p>
          </table:table-cell>
          <table:table-cell table:formula="of:=(1/134)+[.AC115]" office:value-type="float" office:value="0.858208955223882" calcext:value-type="float">
            <text:p>0,858208955223882</text:p>
          </table:table-cell>
          <table:table-cell table:formula="of:=[.AC116]*100" office:value-type="float" office:value="85.8208955223882" calcext:value-type="float">
            <text:p>85,8208955223882</text:p>
          </table:table-cell>
          <table:table-cell table:formula="of:=FLOOR([.AD116])" office:value-type="float" office:value="85" calcext:value-type="float">
            <text:p>85</text:p>
          </table:table-cell>
        </table:table-row>
        <table:table-row table:style-name="ro1">
          <table:table-cell table:number-columns-repeated="25"/>
          <table:table-cell table:formula="of:=1+[.Z116]" office:value-type="float" office:value="134" calcext:value-type="float">
            <text:p>134</text:p>
          </table:table-cell>
          <table:table-cell table:formula="of:=COUNTIF([.$A$1:.$T$20];[.Z117])" office:value-type="float" office:value="6" calcext:value-type="float">
            <text:p>6</text:p>
          </table:table-cell>
          <table:table-cell table:formula="of:=[.AA117]/400" office:value-type="float" office:value="0.015" calcext:value-type="float">
            <text:p>0,015</text:p>
          </table:table-cell>
          <table:table-cell table:formula="of:=(1/134)+[.AC116]" office:value-type="float" office:value="0.865671641791046" calcext:value-type="float">
            <text:p>0,865671641791046</text:p>
          </table:table-cell>
          <table:table-cell table:formula="of:=[.AC117]*100" office:value-type="float" office:value="86.5671641791046" calcext:value-type="float">
            <text:p>86,5671641791046</text:p>
          </table:table-cell>
          <table:table-cell table:formula="of:=FLOOR([.AD117])" office:value-type="float" office:value="86" calcext:value-type="float">
            <text:p>86</text:p>
          </table:table-cell>
        </table:table-row>
        <table:table-row table:style-name="ro1">
          <table:table-cell table:number-columns-repeated="25"/>
          <table:table-cell table:formula="of:=1+[.Z117]" office:value-type="float" office:value="135" calcext:value-type="float">
            <text:p>135</text:p>
          </table:table-cell>
          <table:table-cell table:formula="of:=COUNTIF([.$A$1:.$T$20];[.Z118])" office:value-type="float" office:value="11" calcext:value-type="float">
            <text:p>11</text:p>
          </table:table-cell>
          <table:table-cell table:formula="of:=[.AA118]/400" office:value-type="float" office:value="0.0275" calcext:value-type="float">
            <text:p>0,0275</text:p>
          </table:table-cell>
          <table:table-cell table:formula="of:=(1/134)+[.AC117]" office:value-type="float" office:value="0.873134328358211" calcext:value-type="float">
            <text:p>0,873134328358211</text:p>
          </table:table-cell>
          <table:table-cell table:formula="of:=[.AC118]*100" office:value-type="float" office:value="87.3134328358211" calcext:value-type="float">
            <text:p>87,3134328358211</text:p>
          </table:table-cell>
          <table:table-cell table:formula="of:=FLOOR([.AD118])" office:value-type="float" office:value="87" calcext:value-type="float">
            <text:p>87</text:p>
          </table:table-cell>
        </table:table-row>
        <table:table-row table:style-name="ro1">
          <table:table-cell table:number-columns-repeated="25"/>
          <table:table-cell table:formula="of:=1+[.Z118]" office:value-type="float" office:value="136" calcext:value-type="float">
            <text:p>136</text:p>
          </table:table-cell>
          <table:table-cell table:formula="of:=COUNTIF([.$A$1:.$T$20];[.Z119])" office:value-type="float" office:value="10" calcext:value-type="float">
            <text:p>10</text:p>
          </table:table-cell>
          <table:table-cell table:formula="of:=[.AA119]/400" office:value-type="float" office:value="0.025" calcext:value-type="float">
            <text:p>0,025</text:p>
          </table:table-cell>
          <table:table-cell table:formula="of:=(1/134)+[.AC118]" office:value-type="float" office:value="0.880597014925375" calcext:value-type="float">
            <text:p>0,880597014925375</text:p>
          </table:table-cell>
          <table:table-cell table:formula="of:=[.AC119]*100" office:value-type="float" office:value="88.0597014925375" calcext:value-type="float">
            <text:p>88,0597014925375</text:p>
          </table:table-cell>
          <table:table-cell table:formula="of:=FLOOR([.AD119])" office:value-type="float" office:value="88" calcext:value-type="float">
            <text:p>88</text:p>
          </table:table-cell>
        </table:table-row>
        <table:table-row table:style-name="ro1">
          <table:table-cell table:number-columns-repeated="25"/>
          <table:table-cell table:formula="of:=1+[.Z119]" office:value-type="float" office:value="137" calcext:value-type="float">
            <text:p>137</text:p>
          </table:table-cell>
          <table:table-cell table:formula="of:=COUNTIF([.$A$1:.$T$20];[.Z120])" office:value-type="float" office:value="5" calcext:value-type="float">
            <text:p>5</text:p>
          </table:table-cell>
          <table:table-cell table:formula="of:=[.AA120]/400" office:value-type="float" office:value="0.0125" calcext:value-type="float">
            <text:p>0,0125</text:p>
          </table:table-cell>
          <table:table-cell table:formula="of:=(1/134)+[.AC119]" office:value-type="float" office:value="0.888059701492539" calcext:value-type="float">
            <text:p>0,888059701492539</text:p>
          </table:table-cell>
          <table:table-cell table:formula="of:=[.AC120]*100" office:value-type="float" office:value="88.8059701492539" calcext:value-type="float">
            <text:p>88,8059701492539</text:p>
          </table:table-cell>
          <table:table-cell table:formula="of:=FLOOR([.AD120])" office:value-type="float" office:value="88" calcext:value-type="float">
            <text:p>88</text:p>
          </table:table-cell>
        </table:table-row>
        <table:table-row table:style-name="ro1">
          <table:table-cell table:number-columns-repeated="25"/>
          <table:table-cell table:formula="of:=1+[.Z120]" office:value-type="float" office:value="138" calcext:value-type="float">
            <text:p>138</text:p>
          </table:table-cell>
          <table:table-cell table:formula="of:=COUNTIF([.$A$1:.$T$20];[.Z121])" office:value-type="float" office:value="7" calcext:value-type="float">
            <text:p>7</text:p>
          </table:table-cell>
          <table:table-cell table:formula="of:=[.AA121]/400" office:value-type="float" office:value="0.0175" calcext:value-type="float">
            <text:p>0,0175</text:p>
          </table:table-cell>
          <table:table-cell table:formula="of:=(1/134)+[.AC120]" office:value-type="float" office:value="0.895522388059703" calcext:value-type="float">
            <text:p>0,895522388059703</text:p>
          </table:table-cell>
          <table:table-cell table:formula="of:=[.AC121]*100" office:value-type="float" office:value="89.5522388059703" calcext:value-type="float">
            <text:p>89,5522388059703</text:p>
          </table:table-cell>
          <table:table-cell table:formula="of:=FLOOR([.AD121])" office:value-type="float" office:value="89" calcext:value-type="float">
            <text:p>89</text:p>
          </table:table-cell>
        </table:table-row>
        <table:table-row table:style-name="ro1">
          <table:table-cell table:number-columns-repeated="25"/>
          <table:table-cell table:formula="of:=1+[.Z121]" office:value-type="float" office:value="139" calcext:value-type="float">
            <text:p>139</text:p>
          </table:table-cell>
          <table:table-cell table:formula="of:=COUNTIF([.$A$1:.$T$20];[.Z122])" office:value-type="float" office:value="3" calcext:value-type="float">
            <text:p>3</text:p>
          </table:table-cell>
          <table:table-cell table:formula="of:=[.AA122]/400" office:value-type="float" office:value="0.0075" calcext:value-type="float">
            <text:p>0,0075</text:p>
          </table:table-cell>
          <table:table-cell table:formula="of:=(1/134)+[.AC121]" office:value-type="float" office:value="0.902985074626867" calcext:value-type="float">
            <text:p>0,902985074626867</text:p>
          </table:table-cell>
          <table:table-cell table:formula="of:=[.AC122]*100" office:value-type="float" office:value="90.2985074626868" calcext:value-type="float">
            <text:p>90,2985074626868</text:p>
          </table:table-cell>
          <table:table-cell table:formula="of:=FLOOR([.AD122])" office:value-type="float" office:value="90" calcext:value-type="float">
            <text:p>90</text:p>
          </table:table-cell>
        </table:table-row>
        <table:table-row table:style-name="ro1">
          <table:table-cell table:number-columns-repeated="25"/>
          <table:table-cell table:formula="of:=1+[.Z122]" office:value-type="float" office:value="140" calcext:value-type="float">
            <text:p>140</text:p>
          </table:table-cell>
          <table:table-cell table:formula="of:=COUNTIF([.$A$1:.$T$20];[.Z123])" office:value-type="float" office:value="7" calcext:value-type="float">
            <text:p>7</text:p>
          </table:table-cell>
          <table:table-cell table:formula="of:=[.AA123]/400" office:value-type="float" office:value="0.0175" calcext:value-type="float">
            <text:p>0,0175</text:p>
          </table:table-cell>
          <table:table-cell table:formula="of:=(1/134)+[.AC122]" office:value-type="float" office:value="0.910447761194031" calcext:value-type="float">
            <text:p>0,910447761194031</text:p>
          </table:table-cell>
          <table:table-cell table:formula="of:=[.AC123]*100" office:value-type="float" office:value="91.0447761194031" calcext:value-type="float">
            <text:p>91,0447761194031</text:p>
          </table:table-cell>
          <table:table-cell table:formula="of:=FLOOR([.AD123])" office:value-type="float" office:value="91" calcext:value-type="float">
            <text:p>91</text:p>
          </table:table-cell>
        </table:table-row>
        <table:table-row table:style-name="ro1">
          <table:table-cell table:number-columns-repeated="25"/>
          <table:table-cell table:formula="of:=1+[.Z123]" office:value-type="float" office:value="141" calcext:value-type="float">
            <text:p>141</text:p>
          </table:table-cell>
          <table:table-cell table:formula="of:=COUNTIF([.$A$1:.$T$20];[.Z124])" office:value-type="float" office:value="4" calcext:value-type="float">
            <text:p>4</text:p>
          </table:table-cell>
          <table:table-cell table:formula="of:=[.AA124]/400" office:value-type="float" office:value="0.01" calcext:value-type="float">
            <text:p>0,01</text:p>
          </table:table-cell>
          <table:table-cell table:formula="of:=(1/134)+[.AC123]" office:value-type="float" office:value="0.917910447761196" calcext:value-type="float">
            <text:p>0,917910447761196</text:p>
          </table:table-cell>
          <table:table-cell table:formula="of:=[.AC124]*100" office:value-type="float" office:value="91.7910447761196" calcext:value-type="float">
            <text:p>91,7910447761196</text:p>
          </table:table-cell>
          <table:table-cell table:formula="of:=FLOOR([.AD124])" office:value-type="float" office:value="91" calcext:value-type="float">
            <text:p>91</text:p>
          </table:table-cell>
        </table:table-row>
        <table:table-row table:style-name="ro1">
          <table:table-cell table:number-columns-repeated="25"/>
          <table:table-cell table:formula="of:=1+[.Z124]" office:value-type="float" office:value="142" calcext:value-type="float">
            <text:p>142</text:p>
          </table:table-cell>
          <table:table-cell table:formula="of:=COUNTIF([.$A$1:.$T$20];[.Z125])" office:value-type="float" office:value="9" calcext:value-type="float">
            <text:p>9</text:p>
          </table:table-cell>
          <table:table-cell table:formula="of:=[.AA125]/400" office:value-type="float" office:value="0.0225" calcext:value-type="float">
            <text:p>0,0225</text:p>
          </table:table-cell>
          <table:table-cell table:formula="of:=(1/134)+[.AC124]" office:value-type="float" office:value="0.92537313432836" calcext:value-type="float">
            <text:p>0,92537313432836</text:p>
          </table:table-cell>
          <table:table-cell table:formula="of:=[.AC125]*100" office:value-type="float" office:value="92.537313432836" calcext:value-type="float">
            <text:p>92,537313432836</text:p>
          </table:table-cell>
          <table:table-cell table:formula="of:=FLOOR([.AD125])" office:value-type="float" office:value="92" calcext:value-type="float">
            <text:p>92</text:p>
          </table:table-cell>
        </table:table-row>
        <table:table-row table:style-name="ro1">
          <table:table-cell table:number-columns-repeated="25"/>
          <table:table-cell table:formula="of:=1+[.Z125]" office:value-type="float" office:value="143" calcext:value-type="float">
            <text:p>143</text:p>
          </table:table-cell>
          <table:table-cell table:formula="of:=COUNTIF([.$A$1:.$T$20];[.Z126])" office:value-type="float" office:value="7" calcext:value-type="float">
            <text:p>7</text:p>
          </table:table-cell>
          <table:table-cell table:formula="of:=[.AA126]/400" office:value-type="float" office:value="0.0175" calcext:value-type="float">
            <text:p>0,0175</text:p>
          </table:table-cell>
          <table:table-cell table:formula="of:=(1/134)+[.AC125]" office:value-type="float" office:value="0.932835820895524" calcext:value-type="float">
            <text:p>0,932835820895524</text:p>
          </table:table-cell>
          <table:table-cell table:formula="of:=[.AC126]*100" office:value-type="float" office:value="93.2835820895524" calcext:value-type="float">
            <text:p>93,2835820895524</text:p>
          </table:table-cell>
          <table:table-cell table:formula="of:=FLOOR([.AD126])" office:value-type="float" office:value="93" calcext:value-type="float">
            <text:p>93</text:p>
          </table:table-cell>
        </table:table-row>
        <table:table-row table:style-name="ro1">
          <table:table-cell table:number-columns-repeated="25"/>
          <table:table-cell table:formula="of:=1+[.Z126]" office:value-type="float" office:value="144" calcext:value-type="float">
            <text:p>144</text:p>
          </table:table-cell>
          <table:table-cell table:formula="of:=COUNTIF([.$A$1:.$T$20];[.Z127])" office:value-type="float" office:value="2" calcext:value-type="float">
            <text:p>2</text:p>
          </table:table-cell>
          <table:table-cell table:formula="of:=[.AA127]/400" office:value-type="float" office:value="0.005" calcext:value-type="float">
            <text:p>0,005</text:p>
          </table:table-cell>
          <table:table-cell table:formula="of:=(1/134)+[.AC126]" office:value-type="float" office:value="0.940298507462688" calcext:value-type="float">
            <text:p>0,940298507462688</text:p>
          </table:table-cell>
          <table:table-cell table:formula="of:=[.AC127]*100" office:value-type="float" office:value="94.0298507462688" calcext:value-type="float">
            <text:p>94,0298507462688</text:p>
          </table:table-cell>
          <table:table-cell table:formula="of:=FLOOR([.AD127])" office:value-type="float" office:value="94" calcext:value-type="float">
            <text:p>94</text:p>
          </table:table-cell>
        </table:table-row>
        <table:table-row table:style-name="ro1">
          <table:table-cell table:number-columns-repeated="25"/>
          <table:table-cell table:formula="of:=1+[.Z127]" office:value-type="float" office:value="145" calcext:value-type="float">
            <text:p>145</text:p>
          </table:table-cell>
          <table:table-cell table:formula="of:=COUNTIF([.$A$1:.$T$20];[.Z128])" office:value-type="float" office:value="2" calcext:value-type="float">
            <text:p>2</text:p>
          </table:table-cell>
          <table:table-cell table:formula="of:=[.AA128]/400" office:value-type="float" office:value="0.005" calcext:value-type="float">
            <text:p>0,005</text:p>
          </table:table-cell>
          <table:table-cell table:formula="of:=(1/134)+[.AC127]" office:value-type="float" office:value="0.947761194029853" calcext:value-type="float">
            <text:p>0,947761194029853</text:p>
          </table:table-cell>
          <table:table-cell table:formula="of:=[.AC128]*100" office:value-type="float" office:value="94.7761194029853" calcext:value-type="float">
            <text:p>94,7761194029853</text:p>
          </table:table-cell>
          <table:table-cell table:formula="of:=FLOOR([.AD128])" office:value-type="float" office:value="94" calcext:value-type="float">
            <text:p>94</text:p>
          </table:table-cell>
        </table:table-row>
        <table:table-row table:style-name="ro1">
          <table:table-cell table:number-columns-repeated="25"/>
          <table:table-cell table:formula="of:=1+[.Z128]" office:value-type="float" office:value="146" calcext:value-type="float">
            <text:p>146</text:p>
          </table:table-cell>
          <table:table-cell table:formula="of:=COUNTIF([.$A$1:.$T$20];[.Z129])" office:value-type="float" office:value="4" calcext:value-type="float">
            <text:p>4</text:p>
          </table:table-cell>
          <table:table-cell table:formula="of:=[.AA129]/400" office:value-type="float" office:value="0.01" calcext:value-type="float">
            <text:p>0,01</text:p>
          </table:table-cell>
          <table:table-cell table:formula="of:=(1/134)+[.AC128]" office:value-type="float" office:value="0.955223880597017" calcext:value-type="float">
            <text:p>0,955223880597017</text:p>
          </table:table-cell>
          <table:table-cell table:formula="of:=[.AC129]*100" office:value-type="float" office:value="95.5223880597017" calcext:value-type="float">
            <text:p>95,5223880597017</text:p>
          </table:table-cell>
          <table:table-cell table:formula="of:=FLOOR([.AD129])" office:value-type="float" office:value="95" calcext:value-type="float">
            <text:p>95</text:p>
          </table:table-cell>
        </table:table-row>
        <table:table-row table:style-name="ro1">
          <table:table-cell table:number-columns-repeated="25"/>
          <table:table-cell table:formula="of:=1+[.Z129]" office:value-type="float" office:value="147" calcext:value-type="float">
            <text:p>147</text:p>
          </table:table-cell>
          <table:table-cell table:formula="of:=COUNTIF([.$A$1:.$T$20];[.Z130])" office:value-type="float" office:value="2" calcext:value-type="float">
            <text:p>2</text:p>
          </table:table-cell>
          <table:table-cell table:formula="of:=[.AA130]/400" office:value-type="float" office:value="0.005" calcext:value-type="float">
            <text:p>0,005</text:p>
          </table:table-cell>
          <table:table-cell table:formula="of:=(1/134)+[.AC129]" office:value-type="float" office:value="0.962686567164181" calcext:value-type="float">
            <text:p>0,962686567164181</text:p>
          </table:table-cell>
          <table:table-cell table:formula="of:=[.AC130]*100" office:value-type="float" office:value="96.2686567164181" calcext:value-type="float">
            <text:p>96,2686567164181</text:p>
          </table:table-cell>
          <table:table-cell table:formula="of:=FLOOR([.AD130])" office:value-type="float" office:value="96" calcext:value-type="float">
            <text:p>96</text:p>
          </table:table-cell>
        </table:table-row>
        <table:table-row table:style-name="ro1">
          <table:table-cell table:number-columns-repeated="25"/>
          <table:table-cell table:formula="of:=1+[.Z130]" office:value-type="float" office:value="148" calcext:value-type="float">
            <text:p>148</text:p>
          </table:table-cell>
          <table:table-cell table:formula="of:=COUNTIF([.$A$1:.$T$20];[.Z131])" office:value-type="float" office:value="3" calcext:value-type="float">
            <text:p>3</text:p>
          </table:table-cell>
          <table:table-cell table:formula="of:=[.AA131]/400" office:value-type="float" office:value="0.0075" calcext:value-type="float">
            <text:p>0,0075</text:p>
          </table:table-cell>
          <table:table-cell table:formula="of:=(1/134)+[.AC130]" office:value-type="float" office:value="0.970149253731345" calcext:value-type="float">
            <text:p>0,970149253731345</text:p>
          </table:table-cell>
          <table:table-cell table:formula="of:=[.AC131]*100" office:value-type="float" office:value="97.0149253731345" calcext:value-type="float">
            <text:p>97,0149253731345</text:p>
          </table:table-cell>
          <table:table-cell table:formula="of:=FLOOR([.AD131])" office:value-type="float" office:value="97" calcext:value-type="float">
            <text:p>97</text:p>
          </table:table-cell>
        </table:table-row>
        <table:table-row table:style-name="ro1">
          <table:table-cell table:number-columns-repeated="25"/>
          <table:table-cell table:formula="of:=1+[.Z131]" office:value-type="float" office:value="149" calcext:value-type="float">
            <text:p>149</text:p>
          </table:table-cell>
          <table:table-cell table:formula="of:=COUNTIF([.$A$1:.$T$20];[.Z132])" office:value-type="float" office:value="6" calcext:value-type="float">
            <text:p>6</text:p>
          </table:table-cell>
          <table:table-cell table:formula="of:=[.AA132]/400" office:value-type="float" office:value="0.015" calcext:value-type="float">
            <text:p>0,015</text:p>
          </table:table-cell>
          <table:table-cell table:formula="of:=(1/134)+[.AC131]" office:value-type="float" office:value="0.977611940298509" calcext:value-type="float">
            <text:p>0,977611940298509</text:p>
          </table:table-cell>
          <table:table-cell table:formula="of:=[.AC132]*100" office:value-type="float" office:value="97.7611940298509" calcext:value-type="float">
            <text:p>97,7611940298509</text:p>
          </table:table-cell>
          <table:table-cell table:formula="of:=FLOOR([.AD132])" office:value-type="float" office:value="97" calcext:value-type="float">
            <text:p>97</text:p>
          </table:table-cell>
        </table:table-row>
        <table:table-row table:style-name="ro1">
          <table:table-cell table:number-columns-repeated="25"/>
          <table:table-cell table:formula="of:=1+[.Z132]" office:value-type="float" office:value="150" calcext:value-type="float">
            <text:p>150</text:p>
          </table:table-cell>
          <table:table-cell table:formula="of:=COUNTIF([.$A$1:.$T$20];[.Z133])" office:value-type="float" office:value="2" calcext:value-type="float">
            <text:p>2</text:p>
          </table:table-cell>
          <table:table-cell table:formula="of:=[.AA133]/400" office:value-type="float" office:value="0.005" calcext:value-type="float">
            <text:p>0,005</text:p>
          </table:table-cell>
          <table:table-cell table:formula="of:=(1/134)+[.AC132]" office:value-type="float" office:value="0.985074626865674" calcext:value-type="float">
            <text:p>0,985074626865674</text:p>
          </table:table-cell>
          <table:table-cell table:formula="of:=[.AC133]*100" office:value-type="float" office:value="98.5074626865674" calcext:value-type="float">
            <text:p>98,5074626865674</text:p>
          </table:table-cell>
          <table:table-cell table:formula="of:=FLOOR([.AD133])" office:value-type="float" office:value="98" calcext:value-type="float">
            <text:p>98</text:p>
          </table:table-cell>
        </table:table-row>
        <table:table-row table:style-name="ro1">
          <table:table-cell table:number-columns-repeated="25"/>
          <table:table-cell table:formula="of:=1+[.Z133]" office:value-type="float" office:value="151" calcext:value-type="float">
            <text:p>151</text:p>
          </table:table-cell>
          <table:table-cell table:formula="of:=COUNTIF([.$A$1:.$T$20];[.Z134])" office:value-type="float" office:value="1" calcext:value-type="float">
            <text:p>1</text:p>
          </table:table-cell>
          <table:table-cell table:formula="of:=[.AA134]/400" office:value-type="float" office:value="0.0025" calcext:value-type="float">
            <text:p>0,0025</text:p>
          </table:table-cell>
          <table:table-cell table:formula="of:=(1/134)+[.AC133]" office:value-type="float" office:value="0.992537313432838" calcext:value-type="float">
            <text:p>0,992537313432838</text:p>
          </table:table-cell>
          <table:table-cell table:formula="of:=[.AC134]*100" office:value-type="float" office:value="99.2537313432838" calcext:value-type="float">
            <text:p>99,2537313432838</text:p>
          </table:table-cell>
          <table:table-cell table:formula="of:=FLOOR([.AD134])" office:value-type="float" office:value="99" calcext:value-type="float">
            <text:p>99</text:p>
          </table:table-cell>
        </table:table-row>
        <table:table-row table:style-name="ro1">
          <table:table-cell table:number-columns-repeated="25"/>
          <table:table-cell table:formula="of:=1+[.Z134]" office:value-type="float" office:value="152" calcext:value-type="float">
            <text:p>152</text:p>
          </table:table-cell>
          <table:table-cell table:formula="of:=COUNTIF([.$A$1:.$T$20];[.Z135])" office:value-type="float" office:value="1" calcext:value-type="float">
            <text:p>1</text:p>
          </table:table-cell>
          <table:table-cell table:formula="of:=[.AA135]/400" office:value-type="float" office:value="0.0025" calcext:value-type="float">
            <text:p>0,0025</text:p>
          </table:table-cell>
          <table:table-cell table:formula="of:=(1/134)+[.AC134]" office:value-type="float" office:value="1" calcext:value-type="float">
            <text:p>1</text:p>
          </table:table-cell>
          <table:table-cell table:formula="of:=[.AC135]*100" office:value-type="float" office:value="100" calcext:value-type="float">
            <text:p>100</text:p>
          </table:table-cell>
          <table:table-cell table:formula="of:=FLOOR([.AD13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22:38:27.999470862</dc:date>
    <meta:editing-duration>PT2M53S</meta:editing-duration>
    <meta:editing-cycles>1</meta:editing-cycles>
    <meta:document-statistic meta:table-count="1" meta:cell-count="1216" meta:object-count="0"/>
    <meta:generator>LibreOffice/6.0.7.3$Linux_X86_64 LibreOffice_project/00m0$Build-3</meta:generator>
  </office:meta>
</office:document-meta>
</file>